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893cm"/>
    </style:style>
    <style:style style:name="Tabela1.B" style:family="table-column">
      <style:table-column-properties style:column-width="7.722cm"/>
    </style:style>
    <style:style style:name="Tabela1.C" style:family="table-column">
      <style:table-column-properties style:column-width="6.385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2.893cm"/>
    </style:style>
    <style:style style:name="Tabela2.B" style:family="table-column">
      <style:table-column-properties style:column-width="7.722cm"/>
    </style:style>
    <style:style style:name="Tabela2.C" style:family="table-column">
      <style:table-column-properties style:column-width="6.385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2.182cm"/>
    </style:style>
    <style:style style:name="Tabela3.B" style:family="table-column">
      <style:table-column-properties style:column-width="8.613cm"/>
    </style:style>
    <style:style style:name="Tabela3.C" style:family="table-column">
      <style:table-column-properties style:column-width="6.205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2.327cm"/>
    </style:style>
    <style:style style:name="Tabela4.B" style:family="table-column">
      <style:table-column-properties style:column-width="9.88cm"/>
    </style:style>
    <style:style style:name="Tabela4.C" style:family="table-column">
      <style:table-column-properties style:column-width="4.794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2.893cm"/>
    </style:style>
    <style:style style:name="Tabela5.B" style:family="table-column">
      <style:table-column-properties style:column-width="7.722cm"/>
    </style:style>
    <style:style style:name="Tabela5.C" style:family="table-column">
      <style:table-column-properties style:column-width="6.385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2.182cm"/>
    </style:style>
    <style:style style:name="Tabela6.B" style:family="table-column">
      <style:table-column-properties style:column-width="8.613cm"/>
    </style:style>
    <style:style style:name="Tabela6.C" style:family="table-column">
      <style:table-column-properties style:column-width="6.205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17cm" table:align="left"/>
    </style:style>
    <style:style style:name="Tabela7.A" style:family="table-column">
      <style:table-column-properties style:column-width="2.327cm"/>
    </style:style>
    <style:style style:name="Tabela7.B" style:family="table-column">
      <style:table-column-properties style:column-width="9.88cm"/>
    </style:style>
    <style:style style:name="Tabela7.C" style:family="table-column">
      <style:table-column-properties style:column-width="4.794cm"/>
    </style:style>
    <style:style style:name="Tabela7.A1" style:family="table-cell">
      <style:table-cell-properties style:vertical-align="middle" fo:padding="0.049cm" fo:border="none"/>
    </style:style>
    <style:style style:name="Tabela8" style:family="table">
      <style:table-properties style:width="17cm" table:align="left"/>
    </style:style>
    <style:style style:name="Tabela8.A" style:family="table-column">
      <style:table-column-properties style:column-width="3.602cm"/>
    </style:style>
    <style:style style:name="Tabela8.B" style:family="table-column">
      <style:table-column-properties style:column-width="8.137cm"/>
    </style:style>
    <style:style style:name="Tabela8.C" style:family="table-column">
      <style:table-column-properties style:column-width="5.262cm"/>
    </style:style>
    <style:style style:name="Tabela8.A1" style:family="table-cell">
      <style:table-cell-properties style:vertical-align="middle" fo:padding="0.049cm" fo:border="none"/>
    </style:style>
    <style:style style:name="Tabela9" style:family="table">
      <style:table-properties style:width="17cm" table:align="left"/>
    </style:style>
    <style:style style:name="Tabela9.A" style:family="table-column">
      <style:table-column-properties style:column-width="4.023cm"/>
    </style:style>
    <style:style style:name="Tabela9.B" style:family="table-column">
      <style:table-column-properties style:column-width="6.648cm"/>
    </style:style>
    <style:style style:name="Tabela9.C" style:family="table-column">
      <style:table-column-properties style:column-width="6.329cm"/>
    </style:style>
    <style:style style:name="Tabela9.A1" style:family="table-cell">
      <style:table-cell-properties style:vertical-align="middle" fo:padding="0.049cm" fo:border="none"/>
    </style:style>
    <style:style style:name="Tabela10" style:family="table">
      <style:table-properties style:width="17cm" table:align="left"/>
    </style:style>
    <style:style style:name="Tabela10.A" style:family="table-column">
      <style:table-column-properties style:column-width="5.547cm"/>
    </style:style>
    <style:style style:name="Tabela10.B" style:family="table-column">
      <style:table-column-properties style:column-width="6.57cm"/>
    </style:style>
    <style:style style:name="Tabela10.C" style:family="table-column">
      <style:table-column-properties style:column-width="4.882cm"/>
    </style:style>
    <style:style style:name="Tabela10.A1" style:family="table-cell">
      <style:table-cell-properties style:vertical-align="middle" fo:padding="0.049cm" fo:border="none"/>
    </style:style>
    <style:style style:name="Tabela11" style:family="table">
      <style:table-properties style:width="17cm" table:align="left"/>
    </style:style>
    <style:style style:name="Tabela11.A" style:family="table-column">
      <style:table-column-properties style:column-width="2.893cm"/>
    </style:style>
    <style:style style:name="Tabela11.B" style:family="table-column">
      <style:table-column-properties style:column-width="7.722cm"/>
    </style:style>
    <style:style style:name="Tabela11.C" style:family="table-column">
      <style:table-column-properties style:column-width="6.385cm"/>
    </style:style>
    <style:style style:name="Tabela11.A1" style:family="table-cell">
      <style:table-cell-properties style:vertical-align="middle" fo:padding="0.049cm" fo:border="none"/>
    </style:style>
    <style:style style:name="Tabela12" style:family="table">
      <style:table-properties style:width="17cm" table:align="left"/>
    </style:style>
    <style:style style:name="Tabela12.A" style:family="table-column">
      <style:table-column-properties style:column-width="2.182cm"/>
    </style:style>
    <style:style style:name="Tabela12.B" style:family="table-column">
      <style:table-column-properties style:column-width="8.613cm"/>
    </style:style>
    <style:style style:name="Tabela12.C" style:family="table-column">
      <style:table-column-properties style:column-width="6.205cm"/>
    </style:style>
    <style:style style:name="Tabela12.A1" style:family="table-cell">
      <style:table-cell-properties style:vertical-align="middle" fo:padding="0.049cm" fo:border="none"/>
    </style:style>
    <style:style style:name="Tabela13" style:family="table">
      <style:table-properties style:width="17cm" table:align="left"/>
    </style:style>
    <style:style style:name="Tabela13.A" style:family="table-column">
      <style:table-column-properties style:column-width="2.327cm"/>
    </style:style>
    <style:style style:name="Tabela13.B" style:family="table-column">
      <style:table-column-properties style:column-width="9.88cm"/>
    </style:style>
    <style:style style:name="Tabela13.C" style:family="table-column">
      <style:table-column-properties style:column-width="4.794cm"/>
    </style:style>
    <style:style style:name="Tabela13.A1" style:family="table-cell">
      <style:table-cell-properties style:vertical-align="middle" fo:padding="0.049cm" fo:border="none"/>
    </style:style>
    <style:style style:name="Tabela14" style:family="table">
      <style:table-properties style:width="17cm" table:align="left"/>
    </style:style>
    <style:style style:name="Tabela14.A" style:family="table-column">
      <style:table-column-properties style:column-width="3.602cm"/>
    </style:style>
    <style:style style:name="Tabela14.B" style:family="table-column">
      <style:table-column-properties style:column-width="8.137cm"/>
    </style:style>
    <style:style style:name="Tabela14.C" style:family="table-column">
      <style:table-column-properties style:column-width="5.262cm"/>
    </style:style>
    <style:style style:name="Tabela14.A1" style:family="table-cell">
      <style:table-cell-properties style:vertical-align="middle" fo:padding="0.049cm" fo:border="none"/>
    </style:style>
    <style:style style:name="Tabela15" style:family="table">
      <style:table-properties style:width="17cm" table:align="left"/>
    </style:style>
    <style:style style:name="Tabela15.A" style:family="table-column">
      <style:table-column-properties style:column-width="4.023cm"/>
    </style:style>
    <style:style style:name="Tabela15.B" style:family="table-column">
      <style:table-column-properties style:column-width="6.648cm"/>
    </style:style>
    <style:style style:name="Tabela15.C" style:family="table-column">
      <style:table-column-properties style:column-width="6.329cm"/>
    </style:style>
    <style:style style:name="Tabela15.A1" style:family="table-cell">
      <style:table-cell-properties style:vertical-align="middle" fo:padding="0.049cm" fo:border="none"/>
    </style:style>
    <style:style style:name="Tabela16" style:family="table">
      <style:table-properties style:width="17cm" table:align="left"/>
    </style:style>
    <style:style style:name="Tabela16.A" style:family="table-column">
      <style:table-column-properties style:column-width="5.547cm"/>
    </style:style>
    <style:style style:name="Tabela16.B" style:family="table-column">
      <style:table-column-properties style:column-width="6.57cm"/>
    </style:style>
    <style:style style:name="Tabela16.C" style:family="table-column">
      <style:table-column-properties style:column-width="4.882cm"/>
    </style:style>
    <style:style style:name="Tabela16.A1" style:family="table-cell">
      <style:table-cell-properties style:vertical-align="middle" fo:padding="0.049cm" fo:border="none"/>
    </style:style>
    <style:style style:name="Tabela17" style:family="table">
      <style:table-properties style:width="17cm" table:align="left"/>
    </style:style>
    <style:style style:name="Tabela17.A" style:family="table-column">
      <style:table-column-properties style:column-width="4.277cm"/>
    </style:style>
    <style:style style:name="Tabela17.B" style:family="table-column">
      <style:table-column-properties style:column-width="6.475cm"/>
    </style:style>
    <style:style style:name="Tabela17.C" style:family="table-column">
      <style:table-column-properties style:column-width="6.248cm"/>
    </style:style>
    <style:style style:name="Tabela17.A1" style:family="table-cell">
      <style:table-cell-properties style:vertical-align="middle" fo:padding="0.049cm" fo:border="none"/>
    </style:style>
    <style:style style:name="Tabela18" style:family="table">
      <style:table-properties style:width="17cm" table:align="left"/>
    </style:style>
    <style:style style:name="Tabela18.A" style:family="table-column">
      <style:table-column-properties style:column-width="3.515cm"/>
    </style:style>
    <style:style style:name="Tabela18.B" style:family="table-column">
      <style:table-column-properties style:column-width="6.881cm"/>
    </style:style>
    <style:style style:name="Tabela18.C" style:family="table-column">
      <style:table-column-properties style:column-width="6.604cm"/>
    </style:style>
    <style:style style:name="Tabela18.A1" style:family="table-cell">
      <style:table-cell-properties style:vertical-align="middle" fo:padding="0.049cm" fo:border="none"/>
    </style:style>
    <style:style style:name="Tabela19" style:family="table">
      <style:table-properties style:width="17cm" table:align="left"/>
    </style:style>
    <style:style style:name="Tabela19.A" style:family="table-column">
      <style:table-column-properties style:column-width="3.39cm"/>
    </style:style>
    <style:style style:name="Tabela19.B" style:family="table-column">
      <style:table-column-properties style:column-width="9.322cm"/>
    </style:style>
    <style:style style:name="Tabela19.C" style:family="table-column">
      <style:table-column-properties style:column-width="4.288cm"/>
    </style:style>
    <style:style style:name="Tabela19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fo:font-weight="bold"/>
    </style:style>
    <style:style style:name="T2" style:family="text">
      <style:text-properties officeooo:rsid="001ba74f"/>
    </style:style>
    <style:style style:name="T3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ags HTML: A Estrutura e o Significado da Página</text:p>
      <text:p text:style-name="Standard"/>
      <text:p text:style-name="Standard"/>
      <text:h text:style-name="Heading_20_3" text:outline-level="3"><text:span text:style-name="T2">Ta</text:span>gs Essenciais (A Base de Tudo)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Contents">Tag</text:p>
            </table:table-cell>
            <table:table-cell table:style-name="Tabela1.A1" office:value-type="string">
              <text:p text:style-name="Table_20_Contents">O Que Faz (Ação)</text:p>
            </table:table-cell>
            <table:table-cell table:style-name="Tabela1.A1" office:value-type="string">
              <text:p text:style-name="Table_20_Contents">Onde Usar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ource_20_Text">&lt;!DOCTYPE html&gt;</text:span></text:p>
          </table:table-cell>
          <table:table-cell table:style-name="Tabela1.A1" office:value-type="string">
            <text:p text:style-name="Table_20_Contents"><text:span text:style-name="T1">Instrui o navegador</text:span> a interpretar o documento como HTML5, a versão mais moderna.</text:p>
          </table:table-cell>
          <table:table-cell table:style-name="Tabela1.A1" office:value-type="string">
            <text:p text:style-name="Table_20_Contents">Sempre na primeiríssima linha.</text:p>
          </table:table-cell>
        </table:table-row>
        <table:table-row>
          <table:table-cell table:style-name="Tabela1.A1" office:value-type="string">
            <text:p text:style-name="Table_20_Contents"><text:span text:style-name="Source_20_Text">&lt;html&gt;</text:span></text:p>
          </table:table-cell>
          <table:table-cell table:style-name="Tabela1.A1" office:value-type="string">
            <text:p text:style-name="Table_20_Contents"><text:span text:style-name="T1">Envolve todo</text:span> o código HTML, definindo o idioma principal do conteúdo (<text:span text:style-name="Source_20_Text">&lt;html lang="pt-br"&gt;</text:span>).</text:p>
          </table:table-cell>
          <table:table-cell table:style-name="Tabela1.A1" office:value-type="string">
            <text:p text:style-name="Table_20_Contents">É o elemento raiz.</text:p>
          </table:table-cell>
        </table:table-row>
        <table:table-row>
          <table:table-cell table:style-name="Tabela1.A1" office:value-type="string">
            <text:p text:style-name="Table_20_Contents"><text:span text:style-name="Source_20_Text">&lt;head&gt;</text:span></text:p>
          </table:table-cell>
          <table:table-cell table:style-name="Tabela1.A1" office:value-type="string">
            <text:p text:style-name="Table_20_Contents">Contém <text:span text:style-name="T1">informações invisíveis</text:span> sobre o documento (metadados), como o título da aba do navegador e links para arquivos CSS.</text:p>
          </table:table-cell>
          <table:table-cell table:style-name="Tabela1.A1" office:value-type="string">
            <text:p text:style-name="Table_20_Contents">Logo após o <text:span text:style-name="Source_20_Text">&lt;html&gt;</text:span>.</text:p>
          </table:table-cell>
        </table:table-row>
        <table:table-row>
          <table:table-cell table:style-name="Tabela1.A1" office:value-type="string">
            <text:p text:style-name="Table_20_Contents"><text:span text:style-name="Source_20_Text">&lt;title&gt;</text:span></text:p>
          </table:table-cell>
          <table:table-cell table:style-name="Tabela1.A1" office:value-type="string">
            <text:p text:style-name="Table_20_Contents">Define o <text:span text:style-name="T1">texto que aparece na aba</text:span> do navegador ou nos resultados de busca.</text:p>
          </table:table-cell>
          <table:table-cell table:style-name="Tabela1.A1" office:value-type="string">
            <text:p text:style-name="Table_20_Contents">Dentro do <text:span text:style-name="Source_20_Text">&lt;head&gt;</text:span>.</text:p>
          </table:table-cell>
        </table:table-row>
        <table:table-row>
          <table:table-cell table:style-name="Tabela1.A1" office:value-type="string">
            <text:p text:style-name="Table_20_Contents"><text:span text:style-name="Source_20_Text">&lt;link&gt;</text:span></text:p>
          </table:table-cell>
          <table:table-cell table:style-name="Tabela1.A1" office:value-type="string">
            <text:p text:style-name="Table_20_Contents"><text:span text:style-name="T1">Conecta</text:span> seu documento HTML a recursos externos, mais frequentemente o arquivo CSS.</text:p>
          </table:table-cell>
          <table:table-cell table:style-name="Tabela1.A1" office:value-type="string">
            <text:p text:style-name="Table_20_Contents">Dentro do <text:span text:style-name="Source_20_Text">&lt;head&gt;</text:span>. Ex: <text:span text:style-name="Source_20_Text">&lt;link rel="stylesheet" href="estilos.css"&gt;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&lt;body&gt;</text:span></text:p>
          </table:table-cell>
          <table:table-cell table:style-name="Tabela1.A1" office:value-type="string">
            <text:p text:style-name="Table_20_Contents">Contém <text:span text:style-name="T1">TUDO o que é visível</text:span> na página (textos, imagens, botões, etc.).</text:p>
          </table:table-cell>
          <table:table-cell table:style-name="Tabela1.A1" office:value-type="string">
            <text:p text:style-name="Table_20_Contents">Logo após o <text:span text:style-name="Source_20_Text">&lt;/head&gt;</text:span>.</text:p>
          </table:table-cell>
        </table:table-row>
      </table:table>
      <text:p text:style-name="Standard"/>
      <text:p text:style-name="Standard"/>
      <text:p text:style-name="Text_20_body">É um prazer! Preparei uma lista superdetalhada e fácil de entender, focando no <text:span text:style-name="T1">que as tags e propriedades realmente fazem</text:span> e como elas afetam o visual e a estrutura da sua página.</text:p>
      <text:p text:style-name="Horizontal_20_Line"/>
      <text:h text:style-name="Heading_20_2" text:outline-level="2">1. Tags HTML: A Estrutura e o Significado da Página</text:h>
      <text:p text:style-name="Text_20_body">HTML (HyperText Markup Language) é o <text:span text:style-name="T1">esqueleto</text:span> do seu site. Cada tag tem um propósito semântico (de significado).</text:p>
      <text:h text:style-name="Heading_20_3" text:outline-level="3">Tags Essenciais (A Base de Tudo)</text:h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Table_20_Contents">Tag</text:p>
            </table:table-cell>
            <table:table-cell table:style-name="Tabela2.A1" office:value-type="string">
              <text:p text:style-name="Table_20_Contents">O Que Faz (Ação)</text:p>
            </table:table-cell>
            <table:table-cell table:style-name="Tabela2.A1" office:value-type="string">
              <text:p text:style-name="Table_20_Contents">Onde Usar</text:p>
            </table:table-cell>
          </table:table-row>
        </table:table-header-rows>
        <table:table-row>
          <table:table-cell table:style-name="Tabela2.A1" office:value-type="string">
            <text:p text:style-name="Table_20_Contents"><text:span text:style-name="Source_20_Text">&lt;!DOCTYPE html&gt;</text:span></text:p>
          </table:table-cell>
          <table:table-cell table:style-name="Tabela2.A1" office:value-type="string">
            <text:p text:style-name="Table_20_Contents"><text:span text:style-name="T1">Instrui o navegador</text:span> a interpretar o documento como HTML5, a versão mais moderna.</text:p>
          </table:table-cell>
          <table:table-cell table:style-name="Tabela2.A1" office:value-type="string">
            <text:p text:style-name="Table_20_Contents">Sempre na primeiríssima linha.</text:p>
          </table:table-cell>
        </table:table-row>
        <table:table-row>
          <table:table-cell table:style-name="Tabela2.A1" office:value-type="string">
            <text:p text:style-name="Table_20_Contents"><text:span text:style-name="Source_20_Text">&lt;html&gt;</text:span></text:p>
          </table:table-cell>
          <table:table-cell table:style-name="Tabela2.A1" office:value-type="string">
            <text:p text:style-name="Table_20_Contents"><text:span text:style-name="T1">Envolve todo</text:span> o código HTML, definindo o idioma principal do conteúdo (<text:span text:style-name="Source_20_Text">&lt;html lang="pt-br"&gt;</text:span>).</text:p>
          </table:table-cell>
          <table:table-cell table:style-name="Tabela2.A1" office:value-type="string">
            <text:p text:style-name="Table_20_Contents">É o elemento raiz.</text:p>
          </table:table-cell>
        </table:table-row>
        <table:table-row>
          <table:table-cell table:style-name="Tabela2.A1" office:value-type="string">
            <text:p text:style-name="Table_20_Contents"><text:span text:style-name="Source_20_Text">&lt;head&gt;</text:span></text:p>
          </table:table-cell>
          <table:table-cell table:style-name="Tabela2.A1" office:value-type="string">
            <text:p text:style-name="Table_20_Contents">Contém <text:span text:style-name="T1">informações invisíveis</text:span> sobre o documento (metadados), como o título da aba do navegador e links para arquivos CSS.</text:p>
          </table:table-cell>
          <table:table-cell table:style-name="Tabela2.A1" office:value-type="string">
            <text:p text:style-name="Table_20_Contents">Logo após o <text:span text:style-name="Source_20_Text">&lt;html&gt;</text:span>.</text:p>
          </table:table-cell>
        </table:table-row>
        <table:table-row>
          <table:table-cell table:style-name="Tabela2.A1" office:value-type="string">
            <text:p text:style-name="Table_20_Contents"><text:span text:style-name="Source_20_Text">&lt;title&gt;</text:span></text:p>
          </table:table-cell>
          <table:table-cell table:style-name="Tabela2.A1" office:value-type="string">
            <text:p text:style-name="Table_20_Contents">Define o <text:span text:style-name="T1">texto que aparece na aba</text:span> do navegador ou nos resultados de busca.</text:p>
          </table:table-cell>
          <table:table-cell table:style-name="Tabela2.A1" office:value-type="string">
            <text:p text:style-name="Table_20_Contents">Dentro do <text:span text:style-name="Source_20_Text">&lt;head&gt;</text:span>.</text:p>
          </table:table-cell>
        </table:table-row>
        <table:table-row>
          <table:table-cell table:style-name="Tabela2.A1" office:value-type="string">
            <text:p text:style-name="Table_20_Contents"><text:span text:style-name="Source_20_Text">&lt;link&gt;</text:span></text:p>
          </table:table-cell>
          <table:table-cell table:style-name="Tabela2.A1" office:value-type="string">
            <text:p text:style-name="Table_20_Contents"><text:span text:style-name="T1">Conecta</text:span> seu documento HTML a recursos <text:soft-page-break/>externos, mais frequentemente o arquivo CSS.</text:p>
          </table:table-cell>
          <table:table-cell table:style-name="Tabela2.A1" office:value-type="string">
            <text:p text:style-name="Table_20_Contents">Dentro do <text:span text:style-name="Source_20_Text">&lt;head&gt;</text:span>. Ex: <text:span text:style-name="Source_20_Text">&lt;link </text:span><text:soft-page-break/><text:span text:style-name="Source_20_Text">rel="stylesheet" href="estilos.css"&gt;</text:span></text:p>
          </table:table-cell>
        </table:table-row>
        <table:table-row>
          <table:table-cell table:style-name="Tabela2.A1" office:value-type="string">
            <text:p text:style-name="Table_20_Contents"><text:span text:style-name="Source_20_Text">&lt;body&gt;</text:span></text:p>
          </table:table-cell>
          <table:table-cell table:style-name="Tabela2.A1" office:value-type="string">
            <text:p text:style-name="Table_20_Contents">Contém <text:span text:style-name="T1">TUDO o que é visível</text:span> na página (textos, imagens, botões, etc.).</text:p>
          </table:table-cell>
          <table:table-cell table:style-name="Tabela2.A1" office:value-type="string">
            <text:p text:style-name="Table_20_Contents">Logo após o <text:span text:style-name="Source_20_Text">&lt;/head&gt;</text:span>.</text:p>
          </table:table-cell>
        </table:table-row>
      </table:table>
      <text:p text:style-name="Text_20_body">Exportar para as Planilhas</text:p>
      <text:h text:style-name="Heading_20_3" text:outline-level="3">Tags de Conteúdo de Texto e Mídia</text:h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Contents">Tag</text:p>
            </table:table-cell>
            <table:table-cell table:style-name="Tabela3.A1" office:value-type="string">
              <text:p text:style-name="Table_20_Contents">O Que Faz (Ação)</text:p>
            </table:table-cell>
            <table:table-cell table:style-name="Tabela3.A1" office:value-type="string">
              <text:p text:style-name="Table_20_Contents">Exemplo Prático</text:p>
            </table:table-cell>
          </table:table-row>
        </table:table-header-rows>
        <table:table-row>
          <table:table-cell table:style-name="Tabela3.A1" office:value-type="string">
            <text:p text:style-name="Table_20_Contents"><text:span text:style-name="Source_20_Text">&lt;h1&gt;</text:span> a <text:span text:style-name="Source_20_Text">&lt;h6&gt;</text:span></text:p>
          </table:table-cell>
          <table:table-cell table:style-name="Tabela3.A1" office:value-type="string">
            <text:p text:style-name="Table_20_Contents">Define <text:span text:style-name="T1">títulos hierárquicos</text:span>. <text:span text:style-name="Source_20_Text">&lt;h1&gt;</text:span> é o título principal (só deve haver um), <text:span text:style-name="Source_20_Text">&lt;h6&gt;</text:span> o de menor importância.</text:p>
          </table:table-cell>
          <table:table-cell table:style-name="Tabela3.A1" office:value-type="string">
            <text:p text:style-name="Table_20_Contents"><text:span text:style-name="Source_20_Text">&lt;h1&gt;O título mais importante.&lt;/h1&gt;</text:span></text:p>
          </table:table-cell>
        </table:table-row>
        <table:table-row>
          <table:table-cell table:style-name="Tabela3.A1" office:value-type="string">
            <text:p text:style-name="Table_20_Contents"><text:span text:style-name="Source_20_Text">&lt;p&gt;</text:span></text:p>
          </table:table-cell>
          <table:table-cell table:style-name="Tabela3.A1" office:value-type="string">
            <text:p text:style-name="Table_20_Contents">Cria um <text:span text:style-name="T1">parágrafo</text:span> de texto, sempre começando em uma nova linha.</text:p>
          </table:table-cell>
          <table:table-cell table:style-name="Tabela3.A1" office:value-type="string">
            <text:p text:style-name="Table_20_Contents"><text:span text:style-name="Source_20_Text">&lt;p&gt;Este é um bloco de texto.&lt;/p&gt;</text:span></text:p>
          </table:table-cell>
        </table:table-row>
        <table:table-row>
          <table:table-cell table:style-name="Tabela3.A1" office:value-type="string">
            <text:p text:style-name="Table_20_Contents"><text:span text:style-name="Source_20_Text">&lt;a&gt;</text:span></text:p>
          </table:table-cell>
          <table:table-cell table:style-name="Tabela3.A1" office:value-type="string">
            <text:p text:style-name="Table_20_Contents">Cria um <text:span text:style-name="T1">hiperlink</text:span>, permitindo navegar para outra página ou seção. O atributo <text:span text:style-name="Source_20_Text">href</text:span> define o destino.</text:p>
          </table:table-cell>
          <table:table-cell table:style-name="Tabela3.A1" office:value-type="string">
            <text:p text:style-name="Table_20_Contents"><text:span text:style-name="Source_20_Text">&lt;a href="contato.html"&gt;Fale Conosco&lt;/a&gt;</text:span></text:p>
          </table:table-cell>
        </table:table-row>
        <table:table-row>
          <table:table-cell table:style-name="Tabela3.A1" office:value-type="string">
            <text:p text:style-name="Table_20_Contents"><text:span text:style-name="Source_20_Text">&lt;img&gt;</text:span></text:p>
          </table:table-cell>
          <table:table-cell table:style-name="Tabela3.A1" office:value-type="string">
            <text:p text:style-name="Table_20_Contents"><text:span text:style-name="T1">Incorpora uma imagem</text:span>. O atributo <text:span text:style-name="Source_20_Text"><text:span text:style-name="T1">src</text:span></text:span> indica o caminho do arquivo e <text:span text:style-name="Source_20_Text"><text:span text:style-name="T1">alt</text:span></text:span> fornece uma descrição (essencial para acessibilidade).</text:p>
          </table:table-cell>
          <table:table-cell table:style-name="Tabela3.A1" office:value-type="string">
            <text:p text:style-name="Table_20_Contents"><text:span text:style-name="Source_20_Text">&lt;img src="foto.jpg" alt="Pôr do sol na praia"&gt;</text:span></text:p>
          </table:table-cell>
        </table:table-row>
        <table:table-row>
          <table:table-cell table:style-name="Tabela3.A1" office:value-type="string">
            <text:p text:style-name="Table_20_Contents"><text:span text:style-name="Source_20_Text">&lt;ul&gt;</text:span> / <text:span text:style-name="Source_20_Text">&lt;ol&gt;</text:span></text:p>
          </table:table-cell>
          <table:table-cell table:style-name="Tabela3.A1" office:value-type="string">
            <text:p text:style-name="Table_20_Contents">Cria listas. <text:span text:style-name="Source_20_Text">&lt;ul&gt;</text:span> é uma <text:span text:style-name="T1">lista não ordenada</text:span> (com marcadores) e <text:span text:style-name="Source_20_Text">&lt;ol&gt;</text:span> é uma <text:span text:style-name="T1">lista ordenada</text:span> (com números ou letras).</text:p>
          </table:table-cell>
          <table:table-cell table:style-name="Tabela3.A1" office:value-type="string">
            <text:p text:style-name="Table_20_Contents">Lista de itens (ex: um menu).</text:p>
          </table:table-cell>
        </table:table-row>
        <table:table-row>
          <table:table-cell table:style-name="Tabela3.A1" office:value-type="string">
            <text:p text:style-name="Table_20_Contents"><text:span text:style-name="Source_20_Text">&lt;li&gt;</text:span></text:p>
          </table:table-cell>
          <table:table-cell table:style-name="Tabela3.A1" office:value-type="string">
            <text:p text:style-name="Table_20_Contents">Define um <text:span text:style-name="T1">item</text:span> dentro de uma lista (<text:span text:style-name="Source_20_Text">&lt;ul&gt;</text:span> ou <text:span text:style-name="Source_20_Text">&lt;ol&gt;</text:span>).</text:p>
          </table:table-cell>
          <table:table-cell table:style-name="Tabela3.A1" office:value-type="string">
            <text:p text:style-name="Table_20_Contents"><text:span text:style-name="Source_20_Text">&lt;li&gt;Item da Lista&lt;/li&gt;</text:span></text:p>
          </table:table-cell>
        </table:table-row>
        <table:table-row>
          <table:table-cell table:style-name="Tabela3.A1" office:value-type="string">
            <text:p text:style-name="Table_20_Contents"><text:span text:style-name="Source_20_Text">&lt;strong&gt;</text:span></text:p>
          </table:table-cell>
          <table:table-cell table:style-name="Tabela3.A1" office:value-type="string">
            <text:p text:style-name="Table_20_Contents">Indica que o conteúdo tem <text:span text:style-name="T1">grande importância</text:span> (visualmente geralmente é negrito).</text:p>
          </table:table-cell>
          <table:table-cell table:style-name="Tabela3.A1" office:value-type="string">
            <text:p text:style-name="Table_20_Contents"><text:span text:style-name="Source_20_Text">&lt;strong&gt;Atenção!&lt;/strong&gt;</text:span></text:p>
          </table:table-cell>
        </table:table-row>
        <table:table-row>
          <table:table-cell table:style-name="Tabela3.A1" office:value-type="string">
            <text:p text:style-name="Table_20_Contents"><text:span text:style-name="Source_20_Text">&lt;em&gt;</text:span></text:p>
          </table:table-cell>
          <table:table-cell table:style-name="Tabela3.A1" office:value-type="string">
            <text:p text:style-name="Table_20_Contents">Indica <text:span text:style-name="T1">ênfase</text:span> (visualmente geralmente é itálico).</text:p>
          </table:table-cell>
          <table:table-cell table:style-name="Tabela3.A1" office:value-type="string">
            <text:p text:style-name="Table_20_Contents"><text:span text:style-name="Source_20_Text">&lt;em&gt;Muito importante&lt;/em&gt;</text:span></text:p>
          </table:table-cell>
        </table:table-row>
      </table:table>
      <text:p text:style-name="Text_20_body"/>
      <text:h text:style-name="Heading_20_3" text:outline-level="3">Tags Estruturais e Agrupamento (Semântica)</text:h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Table_20_Contents">Tag</text:p>
            </table:table-cell>
            <table:table-cell table:style-name="Tabela4.A1" office:value-type="string">
              <text:p text:style-name="Table_20_Contents">O Que Faz (Ação)</text:p>
            </table:table-cell>
            <table:table-cell table:style-name="Tabela4.A1" office:value-type="string">
              <text:p text:style-name="Table_20_Contents">Uso Principal</text:p>
            </table:table-cell>
          </table:table-row>
        </table:table-header-rows>
        <table:table-row>
          <table:table-cell table:style-name="Tabela4.A1" office:value-type="string">
            <text:p text:style-name="Table_20_Contents"><text:span text:style-name="Source_20_Text">&lt;div&gt;</text:span></text:p>
          </table:table-cell>
          <table:table-cell table:style-name="Tabela4.A1" office:value-type="string">
            <text:p text:style-name="Table_20_Contents"><text:span text:style-name="T1">Contêiner Genérico de Bloco</text:span>. Usado para <text:span text:style-name="T1">agrupar</text:span> grandes seções de conteúdo para aplicar estilos CSS. Não tem significado semântico próprio.</text:p>
          </table:table-cell>
          <table:table-cell table:style-name="Tabela4.A1" office:value-type="string">
            <text:p text:style-name="Table_20_Contents">Layout e Estilização (Ex: <text:span text:style-name="Source_20_Text">div class="card"</text:span>).</text:p>
          </table:table-cell>
        </table:table-row>
        <table:table-row>
          <table:table-cell table:style-name="Tabela4.A1" office:value-type="string">
            <text:p text:style-name="Table_20_Contents"><text:span text:style-name="Source_20_Text">&lt;span&gt;</text:span></text:p>
          </table:table-cell>
          <table:table-cell table:style-name="Tabela4.A1" office:value-type="string">
            <text:p text:style-name="Table_20_Contents"><text:span text:style-name="T1">Contêiner Genérico em Linha</text:span>. Usado para aplicar estilos CSS a <text:span text:style-name="T1">pequenas partes</text:span> de texto ou elementos.</text:p>
          </table:table-cell>
          <table:table-cell table:style-name="Tabela4.A1" office:value-type="string">
            <text:p text:style-name="Table_20_Contents">Mudar a cor de uma única palavra dentro de um parágrafo.</text:p>
          </table:table-cell>
        </table:table-row>
        <table:table-row>
          <table:table-cell table:style-name="Tabela4.A1" office:value-type="string">
            <text:p text:style-name="Table_20_Contents"><text:span text:style-name="Source_20_Text">&lt;header&gt;</text:span></text:p>
          </table:table-cell>
          <table:table-cell table:style-name="Tabela4.A1" office:value-type="string">
            <text:p text:style-name="Table_20_Contents">Representa o <text:span text:style-name="T1">conteúdo introdutório</text:span> da seção ou página, geralmente com logotipos e navegação.</text:p>
          </table:table-cell>
          <table:table-cell table:style-name="Tabela4.A1" office:value-type="string">
            <text:p text:style-name="Table_20_Contents">O cabeçalho no topo da página.</text:p>
          </table:table-cell>
        </table:table-row>
        <table:table-row>
          <table:table-cell table:style-name="Tabela4.A1" office:value-type="string">
            <text:p text:style-name="Table_20_Contents"><text:span text:style-name="Source_20_Text">&lt;nav&gt;</text:span></text:p>
          </table:table-cell>
          <table:table-cell table:style-name="Tabela4.A1" office:value-type="string">
            <text:p text:style-name="Table_20_Contents">Contém <text:span text:style-name="T1">links de navegação</text:span> principais (o menu do site).</text:p>
          </table:table-cell>
          <table:table-cell table:style-name="Tabela4.A1" office:value-type="string">
            <text:p text:style-name="Table_20_Contents">Agrupar os links principais de navegação.</text:p>
          </table:table-cell>
        </table:table-row>
        <table:table-row>
          <table:table-cell table:style-name="Tabela4.A1" office:value-type="string">
            <text:p text:style-name="Table_20_Contents"><text:span text:style-name="Source_20_Text">&lt;main&gt;</text:span></text:p>
          </table:table-cell>
          <table:table-cell table:style-name="Tabela4.A1" office:value-type="string">
            <text:p text:style-name="Table_20_Contents">Contém o <text:span text:style-name="T1">conteúdo principal e único</text:span> da página.</text:p>
          </table:table-cell>
          <table:table-cell table:style-name="Tabela4.A1" office:value-type="string">
            <text:p text:style-name="Table_20_Contents">O conteúdo central que não se repete.</text:p>
          </table:table-cell>
        </table:table-row>
        <table:table-row>
          <table:table-cell table:style-name="Tabela4.A1" office:value-type="string">
            <text:p text:style-name="Table_20_Contents"><text:span text:style-name="Source_20_Text">&lt;section</text:span><text:soft-page-break/><text:span text:style-name="Source_20_Text">&gt;</text:span></text:p>
          </table:table-cell>
          <table:table-cell table:style-name="Tabela4.A1" office:value-type="string">
            <text:p text:style-name="Table_20_Contents">Um <text:span text:style-name="T1">agrupamento temático</text:span> genérico de conteúdo.</text:p>
          </table:table-cell>
          <table:table-cell table:style-name="Tabela4.A1" office:value-type="string">
            <text:p text:style-name="Table_20_Contents">Uma seção de "Sobre Nós" <text:soft-page-break/>ou "Serviços".</text:p>
          </table:table-cell>
        </table:table-row>
        <table:table-row>
          <table:table-cell table:style-name="Tabela4.A1" office:value-type="string">
            <text:p text:style-name="Table_20_Contents"><text:span text:style-name="Source_20_Text">&lt;footer&gt;</text:span></text:p>
          </table:table-cell>
          <table:table-cell table:style-name="Tabela4.A1" office:value-type="string">
            <text:p text:style-name="Table_20_Contents">Contém informações de <text:span text:style-name="T1">rodapé</text:span>, como direitos autorais, links secundários e contatos.</text:p>
          </table:table-cell>
          <table:table-cell table:style-name="Tabela4.A1" office:value-type="string">
            <text:p text:style-name="Table_20_Contents">A parte inferior de uma página.</text:p>
          </table:table-cell>
        </table:table-row>
      </table:table>
      <text:p text:style-name="Text_20_body"/>
      <text:p text:style-name="Text_20_body">É um prazer! Preparei uma lista superdetalhada e fácil de entender, focando no <text:span text:style-name="T1">que as tags e propriedades realmente fazem</text:span> e como elas afetam o visual e a estrutura da sua página.</text:p>
      <text:p text:style-name="Horizontal_20_Line"/>
      <text:h text:style-name="Heading_20_2" text:outline-level="2">1. Tags HTML: A Estrutura e o Significado da Página</text:h>
      <text:p text:style-name="Text_20_body">HTML (HyperText Markup Language) é o <text:span text:style-name="T1">esqueleto</text:span> do seu site. Cada tag tem um propósito semântico (de significado).</text:p>
      <text:h text:style-name="Heading_20_3" text:outline-level="3">Tags Essenciais (A Base de Tudo)</text:h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Table_20_Contents">Tag</text:p>
            </table:table-cell>
            <table:table-cell table:style-name="Tabela5.A1" office:value-type="string">
              <text:p text:style-name="Table_20_Contents">O Que Faz (Ação)</text:p>
            </table:table-cell>
            <table:table-cell table:style-name="Tabela5.A1" office:value-type="string">
              <text:p text:style-name="Table_20_Contents">Onde Usar</text:p>
            </table:table-cell>
          </table:table-row>
        </table:table-header-rows>
        <table:table-row>
          <table:table-cell table:style-name="Tabela5.A1" office:value-type="string">
            <text:p text:style-name="Table_20_Contents"><text:span text:style-name="Source_20_Text">&lt;!DOCTYPE html&gt;</text:span></text:p>
          </table:table-cell>
          <table:table-cell table:style-name="Tabela5.A1" office:value-type="string">
            <text:p text:style-name="Table_20_Contents"><text:span text:style-name="T1">Instrui o navegador</text:span> a interpretar o documento como HTML5, a versão mais moderna.</text:p>
          </table:table-cell>
          <table:table-cell table:style-name="Tabela5.A1" office:value-type="string">
            <text:p text:style-name="Table_20_Contents">Sempre na primeiríssima linha.</text:p>
          </table:table-cell>
        </table:table-row>
        <table:table-row>
          <table:table-cell table:style-name="Tabela5.A1" office:value-type="string">
            <text:p text:style-name="Table_20_Contents"><text:span text:style-name="Source_20_Text">&lt;html&gt;</text:span></text:p>
          </table:table-cell>
          <table:table-cell table:style-name="Tabela5.A1" office:value-type="string">
            <text:p text:style-name="Table_20_Contents"><text:span text:style-name="T1">Envolve todo</text:span> o código HTML, definindo o idioma principal do conteúdo (<text:span text:style-name="Source_20_Text">&lt;html lang="pt-br"&gt;</text:span>).</text:p>
          </table:table-cell>
          <table:table-cell table:style-name="Tabela5.A1" office:value-type="string">
            <text:p text:style-name="Table_20_Contents">É o elemento raiz.</text:p>
          </table:table-cell>
        </table:table-row>
        <table:table-row>
          <table:table-cell table:style-name="Tabela5.A1" office:value-type="string">
            <text:p text:style-name="Table_20_Contents"><text:span text:style-name="Source_20_Text">&lt;head&gt;</text:span></text:p>
          </table:table-cell>
          <table:table-cell table:style-name="Tabela5.A1" office:value-type="string">
            <text:p text:style-name="Table_20_Contents">Contém <text:span text:style-name="T1">informações invisíveis</text:span> sobre o documento (metadados), como o título da aba do navegador e links para arquivos CSS.</text:p>
          </table:table-cell>
          <table:table-cell table:style-name="Tabela5.A1" office:value-type="string">
            <text:p text:style-name="Table_20_Contents">Logo após o <text:span text:style-name="Source_20_Text">&lt;html&gt;</text:span>.</text:p>
          </table:table-cell>
        </table:table-row>
        <table:table-row>
          <table:table-cell table:style-name="Tabela5.A1" office:value-type="string">
            <text:p text:style-name="Table_20_Contents"><text:span text:style-name="Source_20_Text">&lt;title&gt;</text:span></text:p>
          </table:table-cell>
          <table:table-cell table:style-name="Tabela5.A1" office:value-type="string">
            <text:p text:style-name="Table_20_Contents">Define o <text:span text:style-name="T1">texto que aparece na aba</text:span> do navegador ou nos resultados de busca.</text:p>
          </table:table-cell>
          <table:table-cell table:style-name="Tabela5.A1" office:value-type="string">
            <text:p text:style-name="Table_20_Contents">Dentro do <text:span text:style-name="Source_20_Text">&lt;head&gt;</text:span>.</text:p>
          </table:table-cell>
        </table:table-row>
        <table:table-row>
          <table:table-cell table:style-name="Tabela5.A1" office:value-type="string">
            <text:p text:style-name="Table_20_Contents"><text:span text:style-name="Source_20_Text">&lt;link&gt;</text:span></text:p>
          </table:table-cell>
          <table:table-cell table:style-name="Tabela5.A1" office:value-type="string">
            <text:p text:style-name="Table_20_Contents"><text:span text:style-name="T1">Conecta</text:span> seu documento HTML a recursos externos, mais frequentemente o arquivo CSS.</text:p>
          </table:table-cell>
          <table:table-cell table:style-name="Tabela5.A1" office:value-type="string">
            <text:p text:style-name="Table_20_Contents">Dentro do <text:span text:style-name="Source_20_Text">&lt;head&gt;</text:span>. Ex: <text:span text:style-name="Source_20_Text">&lt;link rel="stylesheet" href="estilos.css"&gt;</text:span></text:p>
          </table:table-cell>
        </table:table-row>
        <table:table-row>
          <table:table-cell table:style-name="Tabela5.A1" office:value-type="string">
            <text:p text:style-name="Table_20_Contents"><text:span text:style-name="Source_20_Text">&lt;body&gt;</text:span></text:p>
          </table:table-cell>
          <table:table-cell table:style-name="Tabela5.A1" office:value-type="string">
            <text:p text:style-name="Table_20_Contents">Contém <text:span text:style-name="T1">TUDO o que é visível</text:span> na página (textos, imagens, botões, etc.).</text:p>
          </table:table-cell>
          <table:table-cell table:style-name="Tabela5.A1" office:value-type="string">
            <text:p text:style-name="Table_20_Contents">Logo após o <text:span text:style-name="Source_20_Text">&lt;/head&gt;</text:span>.</text:p>
          </table:table-cell>
        </table:table-row>
      </table:table>
      <text:p text:style-name="Text_20_body">Exportar para as Planilhas</text:p>
      <text:h text:style-name="Heading_20_3" text:outline-level="3">Tags de Conteúdo de Texto e Mídia</text:h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>
            <table:table-cell table:style-name="Tabela6.A1" office:value-type="string">
              <text:p text:style-name="Table_20_Contents">Tag</text:p>
            </table:table-cell>
            <table:table-cell table:style-name="Tabela6.A1" office:value-type="string">
              <text:p text:style-name="Table_20_Contents">O Que Faz (Ação)</text:p>
            </table:table-cell>
            <table:table-cell table:style-name="Tabela6.A1" office:value-type="string">
              <text:p text:style-name="Table_20_Contents">Exemplo Prático</text:p>
            </table:table-cell>
          </table:table-row>
        </table:table-header-rows>
        <table:table-row>
          <table:table-cell table:style-name="Tabela6.A1" office:value-type="string">
            <text:p text:style-name="Table_20_Contents"><text:span text:style-name="Source_20_Text">&lt;h1&gt;</text:span> a <text:span text:style-name="Source_20_Text">&lt;h6&gt;</text:span></text:p>
          </table:table-cell>
          <table:table-cell table:style-name="Tabela6.A1" office:value-type="string">
            <text:p text:style-name="Table_20_Contents">Define <text:span text:style-name="T1">títulos hierárquicos</text:span>. <text:span text:style-name="Source_20_Text">&lt;h1&gt;</text:span> é o título principal (só deve haver um), <text:span text:style-name="Source_20_Text">&lt;h6&gt;</text:span> o de menor importância.</text:p>
          </table:table-cell>
          <table:table-cell table:style-name="Tabela6.A1" office:value-type="string">
            <text:p text:style-name="Table_20_Contents"><text:span text:style-name="Source_20_Text">&lt;h1&gt;O título mais importante.&lt;/h1&gt;</text:span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&lt;p&gt;</text:span></text:p>
          </table:table-cell>
          <table:table-cell table:style-name="Tabela6.A1" office:value-type="string">
            <text:p text:style-name="Table_20_Contents">Cria um <text:span text:style-name="T1">parágrafo</text:span> de texto, sempre começando em uma nova linha.</text:p>
          </table:table-cell>
          <table:table-cell table:style-name="Tabela6.A1" office:value-type="string">
            <text:p text:style-name="Table_20_Contents"><text:span text:style-name="Source_20_Text">&lt;p&gt;Este é um bloco de texto.&lt;/p&gt;</text:span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&lt;a&gt;</text:span></text:p>
          </table:table-cell>
          <table:table-cell table:style-name="Tabela6.A1" office:value-type="string">
            <text:p text:style-name="Table_20_Contents">Cria um <text:span text:style-name="T1">hiperlink</text:span>, permitindo navegar para outra página ou seção. O atributo <text:span text:style-name="Source_20_Text">href</text:span> define o destino.</text:p>
          </table:table-cell>
          <table:table-cell table:style-name="Tabela6.A1" office:value-type="string">
            <text:p text:style-name="Table_20_Contents"><text:span text:style-name="Source_20_Text">&lt;a href="contato.html"&gt;Fale Conosco&lt;/a&gt;</text:span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&lt;img&gt;</text:span></text:p>
          </table:table-cell>
          <table:table-cell table:style-name="Tabela6.A1" office:value-type="string">
            <text:p text:style-name="Table_20_Contents"><text:span text:style-name="T1">Incorpora uma imagem</text:span>. O atributo <text:span text:style-name="Source_20_Text"><text:span text:style-name="T1">src</text:span></text:span> indica <text:soft-page-break/>o caminho do arquivo e <text:span text:style-name="Source_20_Text"><text:span text:style-name="T1">alt</text:span></text:span> fornece uma descrição (essencial para acessibilidade).</text:p>
          </table:table-cell>
          <table:table-cell table:style-name="Tabela6.A1" office:value-type="string">
            <text:p text:style-name="Table_20_Contents"><text:span text:style-name="Source_20_Text">&lt;img src="foto.jpg" alt="Pôr do sol na </text:span><text:soft-page-break/><text:span text:style-name="Source_20_Text">praia"&gt;</text:span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&lt;ul&gt;</text:span> / <text:span text:style-name="Source_20_Text">&lt;ol&gt;</text:span></text:p>
          </table:table-cell>
          <table:table-cell table:style-name="Tabela6.A1" office:value-type="string">
            <text:p text:style-name="Table_20_Contents">Cria listas. <text:span text:style-name="Source_20_Text">&lt;ul&gt;</text:span> é uma <text:span text:style-name="T1">lista não ordenada</text:span> (com marcadores) e <text:span text:style-name="Source_20_Text">&lt;ol&gt;</text:span> é uma <text:span text:style-name="T1">lista ordenada</text:span> (com números ou letras).</text:p>
          </table:table-cell>
          <table:table-cell table:style-name="Tabela6.A1" office:value-type="string">
            <text:p text:style-name="Table_20_Contents">Lista de itens (ex: um menu).</text:p>
          </table:table-cell>
        </table:table-row>
        <table:table-row>
          <table:table-cell table:style-name="Tabela6.A1" office:value-type="string">
            <text:p text:style-name="Table_20_Contents"><text:span text:style-name="Source_20_Text">&lt;li&gt;</text:span></text:p>
          </table:table-cell>
          <table:table-cell table:style-name="Tabela6.A1" office:value-type="string">
            <text:p text:style-name="Table_20_Contents">Define um <text:span text:style-name="T1">item</text:span> dentro de uma lista (<text:span text:style-name="Source_20_Text">&lt;ul&gt;</text:span> ou <text:span text:style-name="Source_20_Text">&lt;ol&gt;</text:span>).</text:p>
          </table:table-cell>
          <table:table-cell table:style-name="Tabela6.A1" office:value-type="string">
            <text:p text:style-name="Table_20_Contents"><text:span text:style-name="Source_20_Text">&lt;li&gt;Item da Lista&lt;/li&gt;</text:span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&lt;strong&gt;</text:span></text:p>
          </table:table-cell>
          <table:table-cell table:style-name="Tabela6.A1" office:value-type="string">
            <text:p text:style-name="Table_20_Contents">Indica que o conteúdo tem <text:span text:style-name="T1">grande importância</text:span> (visualmente geralmente é negrito).</text:p>
          </table:table-cell>
          <table:table-cell table:style-name="Tabela6.A1" office:value-type="string">
            <text:p text:style-name="Table_20_Contents"><text:span text:style-name="Source_20_Text">&lt;strong&gt;Atenção!&lt;/strong&gt;</text:span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&lt;em&gt;</text:span></text:p>
          </table:table-cell>
          <table:table-cell table:style-name="Tabela6.A1" office:value-type="string">
            <text:p text:style-name="Table_20_Contents">Indica <text:span text:style-name="T1">ênfase</text:span> (visualmente geralmente é itálico).</text:p>
          </table:table-cell>
          <table:table-cell table:style-name="Tabela6.A1" office:value-type="string">
            <text:p text:style-name="Table_20_Contents"><text:span text:style-name="Source_20_Text">&lt;em&gt;Muito importante&lt;/em&gt;</text:span></text:p>
          </table:table-cell>
        </table:table-row>
      </table:table>
      <text:p text:style-name="Text_20_body">Exportar para as Planilhas</text:p>
      <text:h text:style-name="Heading_20_3" text:outline-level="3">Tags Estruturais e Agrupamento (Semântica)</text:h>
      <table:table table:name="Tabela7" table:style-name="Tabela7">
        <table:table-column table:style-name="Tabela7.A"/>
        <table:table-column table:style-name="Tabela7.B"/>
        <table:table-column table:style-name="Tabela7.C"/>
        <table:table-header-rows>
          <table:table-row>
            <table:table-cell table:style-name="Tabela7.A1" office:value-type="string">
              <text:p text:style-name="Table_20_Contents">Tag</text:p>
            </table:table-cell>
            <table:table-cell table:style-name="Tabela7.A1" office:value-type="string">
              <text:p text:style-name="Table_20_Contents">O Que Faz (Ação)</text:p>
            </table:table-cell>
            <table:table-cell table:style-name="Tabela7.A1" office:value-type="string">
              <text:p text:style-name="Table_20_Contents">Uso Principal</text:p>
            </table:table-cell>
          </table:table-row>
        </table:table-header-rows>
        <table:table-row>
          <table:table-cell table:style-name="Tabela7.A1" office:value-type="string">
            <text:p text:style-name="Table_20_Contents"><text:span text:style-name="Source_20_Text">&lt;div&gt;</text:span></text:p>
          </table:table-cell>
          <table:table-cell table:style-name="Tabela7.A1" office:value-type="string">
            <text:p text:style-name="Table_20_Contents"><text:span text:style-name="T1">Contêiner Genérico de Bloco</text:span>. Usado para <text:span text:style-name="T1">agrupar</text:span> grandes seções de conteúdo para aplicar estilos CSS. Não tem significado semântico próprio.</text:p>
          </table:table-cell>
          <table:table-cell table:style-name="Tabela7.A1" office:value-type="string">
            <text:p text:style-name="Table_20_Contents">Layout e Estilização (Ex: <text:span text:style-name="Source_20_Text">div class="card"</text:span>)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&lt;span&gt;</text:span></text:p>
          </table:table-cell>
          <table:table-cell table:style-name="Tabela7.A1" office:value-type="string">
            <text:p text:style-name="Table_20_Contents"><text:span text:style-name="T1">Contêiner Genérico em Linha</text:span>. Usado para aplicar estilos CSS a <text:span text:style-name="T1">pequenas partes</text:span> de texto ou elementos.</text:p>
          </table:table-cell>
          <table:table-cell table:style-name="Tabela7.A1" office:value-type="string">
            <text:p text:style-name="Table_20_Contents">Mudar a cor de uma única palavra dentro de um parágrafo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&lt;header&gt;</text:span></text:p>
          </table:table-cell>
          <table:table-cell table:style-name="Tabela7.A1" office:value-type="string">
            <text:p text:style-name="Table_20_Contents">Representa o <text:span text:style-name="T1">conteúdo introdutório</text:span> da seção ou página, geralmente com logotipos e navegação.</text:p>
          </table:table-cell>
          <table:table-cell table:style-name="Tabela7.A1" office:value-type="string">
            <text:p text:style-name="Table_20_Contents">O cabeçalho no topo da página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&lt;nav&gt;</text:span></text:p>
          </table:table-cell>
          <table:table-cell table:style-name="Tabela7.A1" office:value-type="string">
            <text:p text:style-name="Table_20_Contents">Contém <text:span text:style-name="T1">links de navegação</text:span> principais (o menu do site).</text:p>
          </table:table-cell>
          <table:table-cell table:style-name="Tabela7.A1" office:value-type="string">
            <text:p text:style-name="Table_20_Contents">Agrupar os links principais de navegação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&lt;main&gt;</text:span></text:p>
          </table:table-cell>
          <table:table-cell table:style-name="Tabela7.A1" office:value-type="string">
            <text:p text:style-name="Table_20_Contents">Contém o <text:span text:style-name="T1">conteúdo principal e único</text:span> da página.</text:p>
          </table:table-cell>
          <table:table-cell table:style-name="Tabela7.A1" office:value-type="string">
            <text:p text:style-name="Table_20_Contents">O conteúdo central que não se repete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&lt;section&gt;</text:span></text:p>
          </table:table-cell>
          <table:table-cell table:style-name="Tabela7.A1" office:value-type="string">
            <text:p text:style-name="Table_20_Contents">Um <text:span text:style-name="T1">agrupamento temático</text:span> genérico de conteúdo.</text:p>
          </table:table-cell>
          <table:table-cell table:style-name="Tabela7.A1" office:value-type="string">
            <text:p text:style-name="Table_20_Contents">Uma seção de "Sobre Nós" ou "Serviços"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&lt;footer&gt;</text:span></text:p>
          </table:table-cell>
          <table:table-cell table:style-name="Tabela7.A1" office:value-type="string">
            <text:p text:style-name="Table_20_Contents">Contém informações de <text:span text:style-name="T1">rodapé</text:span>, como direitos autorais, links secundários e contatos.</text:p>
          </table:table-cell>
          <table:table-cell table:style-name="Tabela7.A1" office:value-type="string">
            <text:p text:style-name="Table_20_Contents">A parte inferior de uma página.</text:p>
          </table:table-cell>
        </table:table-row>
      </table:table>
      <text:p text:style-name="P1">Exportar para as Planilhas</text:p>
      <text:p text:style-name="Horizontal_20_Line"/>
      <text:h text:style-name="Heading_20_2" text:outline-level="2">2. Propriedades CSS: A Aparência e o Layout da Página</text:h>
      <text:p text:style-name="Text_20_body">CSS (Cascading Style Sheets) é o <text:span text:style-name="T1">cérebro da beleza</text:span>. Ele diz ao navegador <text:span text:style-name="T1">como</text:span> mostrar os elementos HTML.</text:p>
      <text:h text:style-name="Heading_20_3" text:outline-level="3">A. O Modelo de Caixa (Box Model) - A Fundação do Layout</text:h>
      <text:p text:style-name="Text_20_body">Tudo no CSS é uma "caixa". O modelo de caixa define como o espaço é calculado.</text:p>
      <table:table table:name="Tabela8" table:style-name="Tabela8">
        <table:table-column table:style-name="Tabela8.A"/>
        <table:table-column table:style-name="Tabela8.B"/>
        <table:table-column table:style-name="Tabela8.C"/>
        <table:table-header-rows>
          <table:table-row>
            <table:table-cell table:style-name="Tabela8.A1" office:value-type="string">
              <text:p text:style-name="Table_20_Contents">Propriedade</text:p>
            </table:table-cell>
            <table:table-cell table:style-name="Tabela8.A1" office:value-type="string">
              <text:p text:style-name="Table_20_Contents">O Que Faz (Ação)</text:p>
            </table:table-cell>
            <table:table-cell table:style-name="Tabela8.A1" office:value-type="string">
              <text:p text:style-name="Table_20_Contents">Onde Usar</text:p>
            </table:table-cell>
          </table:table-row>
        </table:table-header-rows>
        <table:table-row>
          <table:table-cell table:style-name="Tabela8.A1" office:value-type="string">
            <text:p text:style-name="Table_20_Contents"><text:span text:style-name="Source_20_Text"><text:span text:style-name="T1">width</text:span></text:span><text:span text:style-name="T1"> / </text:span><text:span text:style-name="Source_20_Text"><text:span text:style-name="T1">height</text:span></text:span></text:p>
          </table:table-cell>
          <table:table-cell table:style-name="Tabela8.A1" office:value-type="string">
            <text:p text:style-name="Table_20_Contents">Define a <text:span text:style-name="T1">largura</text:span> e <text:span text:style-name="T1">altura</text:span> do <text:span text:style-name="T1">conteúdo</text:span> dentro da caixa.</text:p>
          </table:table-cell>
          <table:table-cell table:style-name="Tabela8.A1" office:value-type="string">
            <text:p text:style-name="Table_20_Contents">Definir o tamanho de uma imagem ou de um contêiner.</text:p>
          </table:table-cell>
        </table:table-row>
        <table:table-row>
          <table:table-cell table:style-name="Tabela8.A1" office:value-type="string">
            <text:p text:style-name="Table_20_Contents"><text:span text:style-name="Source_20_Text"><text:span text:style-name="T1">padding</text:span></text:span></text:p>
          </table:table-cell>
          <table:table-cell table:style-name="Tabela8.A1" office:value-type="string">
            <text:p text:style-name="Table_20_Contents">Adiciona <text:span text:style-name="T1">espaço interno</text:span> entre o conteúdo e a <text:soft-page-break/>borda da caixa.</text:p>
          </table:table-cell>
          <table:table-cell table:style-name="Tabela8.A1" office:value-type="string">
            <text:p text:style-name="Table_20_Contents">"Respirar" o conteúdo dentro <text:soft-page-break/>de um botão ou card.</text:p>
          </table:table-cell>
        </table:table-row>
        <table:table-row>
          <table:table-cell table:style-name="Tabela8.A1" office:value-type="string">
            <text:p text:style-name="Table_20_Contents"><text:span text:style-name="Source_20_Text"><text:span text:style-name="T1">border</text:span></text:span></text:p>
          </table:table-cell>
          <table:table-cell table:style-name="Tabela8.A1" office:value-type="string">
            <text:p text:style-name="Table_20_Contents">Define a linha que envolve a caixa (espessura, estilo e cor).</text:p>
          </table:table-cell>
          <table:table-cell table:style-name="Tabela8.A1" office:value-type="string">
            <text:p text:style-name="Table_20_Contents">Destacar um elemento com um contorno. Ex: <text:span text:style-name="Source_20_Text">border: 1px solid black;</text:span></text:p>
          </table:table-cell>
        </table:table-row>
        <table:table-row>
          <table:table-cell table:style-name="Tabela8.A1" office:value-type="string">
            <text:p text:style-name="Table_20_Contents"><text:span text:style-name="Source_20_Text"><text:span text:style-name="T1">margin</text:span></text:span></text:p>
          </table:table-cell>
          <table:table-cell table:style-name="Tabela8.A1" office:value-type="string">
            <text:p text:style-name="Table_20_Contents">Adiciona <text:span text:style-name="T1">espaço externo</text:span> ao redor da caixa, empurrando outros elementos para longe.</text:p>
          </table:table-cell>
          <table:table-cell table:style-name="Tabela8.A1" office:value-type="string">
            <text:p text:style-name="Table_20_Contents">Criar distância entre blocos de conteúdo. Usado para centralizar blocos: <text:span text:style-name="Source_20_Text">margin: 0 auto;</text:span>.</text:p>
          </table:table-cell>
        </table:table-row>
        <table:table-row>
          <table:table-cell table:style-name="Tabela8.A1" office:value-type="string">
            <text:p text:style-name="Table_20_Contents"><text:span text:style-name="Source_20_Text"><text:span text:style-name="T1">box-sizing: border-box;</text:span></text:span></text:p>
          </table:table-cell>
          <table:table-cell table:style-name="Tabela8.A1" office:value-type="string">
            <text:p text:style-name="Table_20_Contents"><text:span text:style-name="T1">Propriedade MÁGICA e ESSENCIAL</text:span>. Faz com que <text:span text:style-name="Source_20_Text">padding</text:span> e <text:span text:style-name="Source_20_Text">border</text:span> sejam incluídos DENTRO da <text:span text:style-name="Source_20_Text">width</text:span> e <text:span text:style-name="Source_20_Text">height</text:span> definida, simplificando muito os cálculos de layout.</text:p>
          </table:table-cell>
          <table:table-cell table:style-name="Tabela8.A1" office:value-type="string">
            <text:p text:style-name="Table_20_Contents"><text:span text:style-name="T1">Sempre</text:span> recomendado em projetos modernos.</text:p>
          </table:table-cell>
        </table:table-row>
      </table:table>
      <text:p text:style-name="Text_20_body"/>
      <text:p text:style-name="Text_20_body"/>
      <text:h text:style-name="Heading_20_3" text:outline-level="3">B. Layout Moderno (Flexbox e Grid)</text:h>
      <text:p text:style-name="Text_20_body">Essas propriedades são aplicadas ao <text:span text:style-name="T1">elemento pai (contêiner)</text:span> e controlam como os <text:span text:style-name="T1">elementos filhos (itens)</text:span> são dispostos.</text:p>
      <text:h text:style-name="Heading_20_4" text:outline-level="4">Flexbox (Disposição em 1 Dimensão: Linha OU Coluna)</text:h>
      <table:table table:name="Tabela9" table:style-name="Tabela9">
        <table:table-column table:style-name="Tabela9.A"/>
        <table:table-column table:style-name="Tabela9.B"/>
        <table:table-column table:style-name="Tabela9.C"/>
        <table:table-header-rows>
          <table:table-row>
            <table:table-cell table:style-name="Tabela9.A1" office:value-type="string">
              <text:p text:style-name="Table_20_Contents">Propriedade</text:p>
            </table:table-cell>
            <table:table-cell table:style-name="Tabela9.A1" office:value-type="string">
              <text:p text:style-name="Table_20_Contents">O Que Faz (Ação)</text:p>
            </table:table-cell>
            <table:table-cell table:style-name="Tabela9.A1" office:value-type="string">
              <text:p text:style-name="Table_20_Contents">Aplicada em...</text:p>
            </table:table-cell>
          </table:table-row>
        </table:table-header-rows>
        <table:table-row>
          <table:table-cell table:style-name="Tabela9.A1" office:value-type="string">
            <text:p text:style-name="Table_20_Contents"><text:span text:style-name="Source_20_Text"><text:span text:style-name="T1">display: flex</text:span></text:span></text:p>
          </table:table-cell>
          <table:table-cell table:style-name="Tabela9.A1" office:value-type="string">
            <text:p text:style-name="Table_20_Contents"><text:span text:style-name="T1">Ativa</text:span> o Flexbox. Todos os filhos se tornam itens flexíveis.</text:p>
          </table:table-cell>
          <table:table-cell table:style-name="Tabela9.A1" office:value-type="string">
            <text:p text:style-name="Table_20_Contents">O Contêiner Pai.</text:p>
          </table:table-cell>
        </table:table-row>
        <table:table-row>
          <table:table-cell table:style-name="Tabela9.A1" office:value-type="string">
            <text:p text:style-name="Table_20_Contents"><text:span text:style-name="Source_20_Text"><text:span text:style-name="T1">justify-content</text:span></text:span></text:p>
          </table:table-cell>
          <table:table-cell table:style-name="Tabela9.A1" office:value-type="string">
            <text:p text:style-name="Table_20_Contents">Controla o alinhamento dos filhos ao longo do <text:span text:style-name="T1">eixo principal</text:span> (horizontal se for linha).</text:p>
          </table:table-cell>
          <table:table-cell table:style-name="Tabela9.A1" office:value-type="string">
            <text:p text:style-name="Table_20_Contents">O Contêiner Pai. Ex: <text:span text:style-name="Source_20_Text">space-between</text:span> (espaça uniformemente).</text:p>
          </table:table-cell>
        </table:table-row>
        <table:table-row>
          <table:table-cell table:style-name="Tabela9.A1" office:value-type="string">
            <text:p text:style-name="Table_20_Contents"><text:span text:style-name="Source_20_Text"><text:span text:style-name="T1">align-items</text:span></text:span></text:p>
          </table:table-cell>
          <table:table-cell table:style-name="Tabela9.A1" office:value-type="string">
            <text:p text:style-name="Table_20_Contents">Controla o alinhamento dos filhos ao longo do <text:span text:style-name="T1">eixo cruzado</text:span> (vertical se for linha).</text:p>
          </table:table-cell>
          <table:table-cell table:style-name="Tabela9.A1" office:value-type="string">
            <text:p text:style-name="Table_20_Contents">O Contêiner Pai. Ex: <text:span text:style-name="Source_20_Text">center</text:span> (centraliza verticalmente).</text:p>
          </table:table-cell>
        </table:table-row>
        <table:table-row>
          <table:table-cell table:style-name="Tabela9.A1" office:value-type="string">
            <text:p text:style-name="Table_20_Contents"><text:span text:style-name="Source_20_Text"><text:span text:style-name="T1">flex-direction</text:span></text:span></text:p>
          </table:table-cell>
          <table:table-cell table:style-name="Tabela9.A1" office:value-type="string">
            <text:p text:style-name="Table_20_Contents">Define a direção do fluxo: <text:span text:style-name="Source_20_Text">row</text:span> (linha) ou <text:span text:style-name="Source_20_Text">column</text:span> (coluna).</text:p>
          </table:table-cell>
          <table:table-cell table:style-name="Tabela9.A1" office:value-type="string">
            <text:p text:style-name="Table_20_Contents">O Contêiner Pai.</text:p>
          </table:table-cell>
        </table:table-row>
        <table:table-row>
          <table:table-cell table:style-name="Tabela9.A1" office:value-type="string">
            <text:p text:style-name="Table_20_Contents"><text:span text:style-name="Source_20_Text"><text:span text:style-name="T1">flex-grow</text:span></text:span></text:p>
          </table:table-cell>
          <table:table-cell table:style-name="Tabela9.A1" office:value-type="string">
            <text:p text:style-name="Table_20_Contents">Define a capacidade do item de <text:span text:style-name="T1">crescer</text:span> para ocupar qualquer espaço livre.</text:p>
          </table:table-cell>
          <table:table-cell table:style-name="Tabela9.A1" office:value-type="string">
            <text:p text:style-name="Table_20_Contents">O Item Filho.</text:p>
          </table:table-cell>
        </table:table-row>
      </table:table>
      <text:p text:style-name="Text_20_body"/>
      <text:p text:style-name="Text_20_body"/>
      <text:h text:style-name="Heading_20_4" text:outline-level="4">Grid (Disposição em 2 Dimensões: Linha E Coluna)</text:h>
      <table:table table:name="Tabela10" table:style-name="Tabela10">
        <table:table-column table:style-name="Tabela10.A"/>
        <table:table-column table:style-name="Tabela10.B"/>
        <table:table-column table:style-name="Tabela10.C"/>
        <table:table-header-rows>
          <table:table-row>
            <table:table-cell table:style-name="Tabela10.A1" office:value-type="string">
              <text:p text:style-name="Table_20_Contents">Propriedade</text:p>
            </table:table-cell>
            <table:table-cell table:style-name="Tabela10.A1" office:value-type="string">
              <text:p text:style-name="Table_20_Contents">O Que Faz (Ação)</text:p>
            </table:table-cell>
            <table:table-cell table:style-name="Tabela10.A1" office:value-type="string">
              <text:p text:style-name="Table_20_Contents">Aplicada em...</text:p>
            </table:table-cell>
          </table:table-row>
        </table:table-header-rows>
        <table:table-row>
          <table:table-cell table:style-name="Tabela10.A1" office:value-type="string">
            <text:p text:style-name="Table_20_Contents"><text:span text:style-name="Source_20_Text"><text:span text:style-name="T1">display: grid</text:span></text:span></text:p>
          </table:table-cell>
          <table:table-cell table:style-name="Tabela10.A1" office:value-type="string">
            <text:p text:style-name="Table_20_Contents"><text:span text:style-name="T1">Ativa</text:span> o Grid Layout, permitindo posicionamento preciso em linhas e colunas.</text:p>
          </table:table-cell>
          <table:table-cell table:style-name="Tabela10.A1" office:value-type="string">
            <text:p text:style-name="Table_20_Contents">O Contêiner Pai.</text:p>
          </table:table-cell>
        </table:table-row>
        <table:table-row>
          <table:table-cell table:style-name="Tabela10.A1" office:value-type="string">
            <text:p text:style-name="Table_20_Contents"><text:span text:style-name="Source_20_Text"><text:span text:style-name="T1">grid-template-columns</text:span></text:span></text:p>
          </table:table-cell>
          <table:table-cell table:style-name="Tabela10.A1" office:value-type="string">
            <text:p text:style-name="Table_20_Contents">Define o <text:span text:style-name="T1">número e a largura</text:span> das colunas.</text:p>
          </table:table-cell>
          <table:table-cell table:style-name="Tabela10.A1" office:value-type="string">
            <text:p text:style-name="Table_20_Contents">O Contêiner Pai. Ex: <text:span text:style-name="Source_20_Text">1fr 1fr 1fr</text:span> (três colunas iguais).</text:p>
          </table:table-cell>
        </table:table-row>
        <text:soft-page-break/>
        <table:table-row>
          <table:table-cell table:style-name="Tabela10.A1" office:value-type="string">
            <text:p text:style-name="Table_20_Contents"><text:span text:style-name="Source_20_Text"><text:span text:style-name="T1">grid-gap</text:span></text:span></text:p>
          </table:table-cell>
          <table:table-cell table:style-name="Tabela10.A1" office:value-type="string">
            <text:p text:style-name="Table_20_Contents">Define o <text:span text:style-name="T1">espaço (vão)</text:span> entre as células do grid (linhas e colunas).</text:p>
          </table:table-cell>
          <table:table-cell table:style-name="Tabela10.A1" office:value-type="string">
            <text:p text:style-name="Table_20_Contents">O Contêiner Pai.</text:p>
          </table:table-cell>
        </table:table-row>
        <table:table-row>
          <table:table-cell table:style-name="Tabela10.A1" office:value-type="string">
            <text:p text:style-name="Table_20_Contents"><text:span text:style-name="Source_20_Text"><text:span text:style-name="T1">grid-column</text:span></text:span><text:span text:style-name="T1"> / </text:span><text:span text:style-name="Source_20_Text"><text:span text:style-name="T1">grid-row</text:span></text:span></text:p>
          </table:table-cell>
          <table:table-cell table:style-name="Tabela10.A1" office:value-type="string">
            <text:p text:style-name="Table_20_Contents">Define <text:span text:style-name="T1">onde um item começa e termina</text:span> dentro da estrutura do grid.</text:p>
          </table:table-cell>
          <table:table-cell table:style-name="Tabela10.A1" office:value-type="string">
            <text:p text:style-name="Table_20_Contents">O Item Filho.</text:p>
          </table:table-cell>
        </table:table-row>
      </table:table>
      <text:p text:style-name="Text_20_body"/>
      <text:p text:style-name="Text_20_body">É um prazer! Preparei uma lista superdetalhada e fácil de entender, focando no <text:span text:style-name="T1">que as tags e propriedades realmente fazem</text:span> e como elas afetam o visual e a estrutura da sua página.</text:p>
      <text:p text:style-name="Horizontal_20_Line"/>
      <text:h text:style-name="Heading_20_2" text:outline-level="2">1. Tags HTML: A Estrutura e o Significado da Página</text:h>
      <text:p text:style-name="Text_20_body">HTML (HyperText Markup Language) é o <text:span text:style-name="T1">esqueleto</text:span> do seu site. Cada tag tem um propósito semântico (de significado).</text:p>
      <text:h text:style-name="Heading_20_3" text:outline-level="3">Tags Essenciais (A Base de Tudo)</text:h>
      <table:table table:name="Tabela11" table:style-name="Tabela11">
        <table:table-column table:style-name="Tabela11.A"/>
        <table:table-column table:style-name="Tabela11.B"/>
        <table:table-column table:style-name="Tabela11.C"/>
        <table:table-header-rows>
          <table:table-row>
            <table:table-cell table:style-name="Tabela11.A1" office:value-type="string">
              <text:p text:style-name="Table_20_Contents">Tag</text:p>
            </table:table-cell>
            <table:table-cell table:style-name="Tabela11.A1" office:value-type="string">
              <text:p text:style-name="Table_20_Contents">O Que Faz (Ação)</text:p>
            </table:table-cell>
            <table:table-cell table:style-name="Tabela11.A1" office:value-type="string">
              <text:p text:style-name="Table_20_Contents">Onde Usar</text:p>
            </table:table-cell>
          </table:table-row>
        </table:table-header-rows>
        <table:table-row>
          <table:table-cell table:style-name="Tabela11.A1" office:value-type="string">
            <text:p text:style-name="Table_20_Contents"><text:span text:style-name="Source_20_Text">&lt;!DOCTYPE html&gt;</text:span></text:p>
          </table:table-cell>
          <table:table-cell table:style-name="Tabela11.A1" office:value-type="string">
            <text:p text:style-name="Table_20_Contents"><text:span text:style-name="T1">Instrui o navegador</text:span> a interpretar o documento como HTML5, a versão mais moderna.</text:p>
          </table:table-cell>
          <table:table-cell table:style-name="Tabela11.A1" office:value-type="string">
            <text:p text:style-name="Table_20_Contents">Sempre na primeiríssima linha.</text:p>
          </table:table-cell>
        </table:table-row>
        <table:table-row>
          <table:table-cell table:style-name="Tabela11.A1" office:value-type="string">
            <text:p text:style-name="Table_20_Contents"><text:span text:style-name="Source_20_Text">&lt;html&gt;</text:span></text:p>
          </table:table-cell>
          <table:table-cell table:style-name="Tabela11.A1" office:value-type="string">
            <text:p text:style-name="Table_20_Contents"><text:span text:style-name="T1">Envolve todo</text:span> o código HTML, definindo o idioma principal do conteúdo (<text:span text:style-name="Source_20_Text">&lt;html lang="pt-br"&gt;</text:span>).</text:p>
          </table:table-cell>
          <table:table-cell table:style-name="Tabela11.A1" office:value-type="string">
            <text:p text:style-name="Table_20_Contents">É o elemento raiz.</text:p>
          </table:table-cell>
        </table:table-row>
        <table:table-row>
          <table:table-cell table:style-name="Tabela11.A1" office:value-type="string">
            <text:p text:style-name="Table_20_Contents"><text:span text:style-name="Source_20_Text">&lt;head&gt;</text:span></text:p>
          </table:table-cell>
          <table:table-cell table:style-name="Tabela11.A1" office:value-type="string">
            <text:p text:style-name="Table_20_Contents">Contém <text:span text:style-name="T1">informações invisíveis</text:span> sobre o documento (metadados), como o título da aba do navegador e links para arquivos CSS.</text:p>
          </table:table-cell>
          <table:table-cell table:style-name="Tabela11.A1" office:value-type="string">
            <text:p text:style-name="Table_20_Contents">Logo após o <text:span text:style-name="Source_20_Text">&lt;html&gt;</text:span>.</text:p>
          </table:table-cell>
        </table:table-row>
        <table:table-row>
          <table:table-cell table:style-name="Tabela11.A1" office:value-type="string">
            <text:p text:style-name="Table_20_Contents"><text:span text:style-name="Source_20_Text">&lt;title&gt;</text:span></text:p>
          </table:table-cell>
          <table:table-cell table:style-name="Tabela11.A1" office:value-type="string">
            <text:p text:style-name="Table_20_Contents">Define o <text:span text:style-name="T1">texto que aparece na aba</text:span> do navegador ou nos resultados de busca.</text:p>
          </table:table-cell>
          <table:table-cell table:style-name="Tabela11.A1" office:value-type="string">
            <text:p text:style-name="Table_20_Contents">Dentro do <text:span text:style-name="Source_20_Text">&lt;head&gt;</text:span>.</text:p>
          </table:table-cell>
        </table:table-row>
        <table:table-row>
          <table:table-cell table:style-name="Tabela11.A1" office:value-type="string">
            <text:p text:style-name="Table_20_Contents"><text:span text:style-name="Source_20_Text">&lt;link&gt;</text:span></text:p>
          </table:table-cell>
          <table:table-cell table:style-name="Tabela11.A1" office:value-type="string">
            <text:p text:style-name="Table_20_Contents"><text:span text:style-name="T1">Conecta</text:span> seu documento HTML a recursos externos, mais frequentemente o arquivo CSS.</text:p>
          </table:table-cell>
          <table:table-cell table:style-name="Tabela11.A1" office:value-type="string">
            <text:p text:style-name="Table_20_Contents">Dentro do <text:span text:style-name="Source_20_Text">&lt;head&gt;</text:span>. Ex: <text:span text:style-name="Source_20_Text">&lt;link rel="stylesheet" href="estilos.css"&gt;</text:span></text:p>
          </table:table-cell>
        </table:table-row>
        <table:table-row>
          <table:table-cell table:style-name="Tabela11.A1" office:value-type="string">
            <text:p text:style-name="Table_20_Contents"><text:span text:style-name="Source_20_Text">&lt;body&gt;</text:span></text:p>
          </table:table-cell>
          <table:table-cell table:style-name="Tabela11.A1" office:value-type="string">
            <text:p text:style-name="Table_20_Contents">Contém <text:span text:style-name="T1">TUDO o que é visível</text:span> na página (textos, imagens, botões, etc.).</text:p>
          </table:table-cell>
          <table:table-cell table:style-name="Tabela11.A1" office:value-type="string">
            <text:p text:style-name="Table_20_Contents">Logo após o <text:span text:style-name="Source_20_Text">&lt;/head&gt;</text:span>.</text:p>
          </table:table-cell>
        </table:table-row>
      </table:table>
      <text:p text:style-name="Text_20_body">Exportar para as Planilhas</text:p>
      <text:h text:style-name="Heading_20_3" text:outline-level="3">Tags de Conteúdo de Texto e Mídia</text:h>
      <table:table table:name="Tabela12" table:style-name="Tabela12">
        <table:table-column table:style-name="Tabela12.A"/>
        <table:table-column table:style-name="Tabela12.B"/>
        <table:table-column table:style-name="Tabela12.C"/>
        <table:table-header-rows>
          <table:table-row>
            <table:table-cell table:style-name="Tabela12.A1" office:value-type="string">
              <text:p text:style-name="Table_20_Contents">Tag</text:p>
            </table:table-cell>
            <table:table-cell table:style-name="Tabela12.A1" office:value-type="string">
              <text:p text:style-name="Table_20_Contents">O Que Faz (Ação)</text:p>
            </table:table-cell>
            <table:table-cell table:style-name="Tabela12.A1" office:value-type="string">
              <text:p text:style-name="Table_20_Contents">Exemplo Prático</text:p>
            </table:table-cell>
          </table:table-row>
        </table:table-header-rows>
        <table:table-row>
          <table:table-cell table:style-name="Tabela12.A1" office:value-type="string">
            <text:p text:style-name="Table_20_Contents"><text:span text:style-name="Source_20_Text">&lt;h1&gt;</text:span> a <text:span text:style-name="Source_20_Text">&lt;h6&gt;</text:span></text:p>
          </table:table-cell>
          <table:table-cell table:style-name="Tabela12.A1" office:value-type="string">
            <text:p text:style-name="Table_20_Contents">Define <text:span text:style-name="T1">títulos hierárquicos</text:span>. <text:span text:style-name="Source_20_Text">&lt;h1&gt;</text:span> é o título principal (só deve haver um), <text:span text:style-name="Source_20_Text">&lt;h6&gt;</text:span> o de menor importância.</text:p>
          </table:table-cell>
          <table:table-cell table:style-name="Tabela12.A1" office:value-type="string">
            <text:p text:style-name="Table_20_Contents"><text:span text:style-name="Source_20_Text">&lt;h1&gt;O título mais importante.&lt;/h1&gt;</text:span></text:p>
          </table:table-cell>
        </table:table-row>
        <table:table-row>
          <table:table-cell table:style-name="Tabela12.A1" office:value-type="string">
            <text:p text:style-name="Table_20_Contents"><text:span text:style-name="Source_20_Text">&lt;p&gt;</text:span></text:p>
          </table:table-cell>
          <table:table-cell table:style-name="Tabela12.A1" office:value-type="string">
            <text:p text:style-name="Table_20_Contents">Cria um <text:span text:style-name="T1">parágrafo</text:span> de texto, sempre começando em uma nova linha.</text:p>
          </table:table-cell>
          <table:table-cell table:style-name="Tabela12.A1" office:value-type="string">
            <text:p text:style-name="Table_20_Contents"><text:span text:style-name="Source_20_Text">&lt;p&gt;Este é um bloco de texto.&lt;/p&gt;</text:span></text:p>
          </table:table-cell>
        </table:table-row>
        <table:table-row>
          <table:table-cell table:style-name="Tabela12.A1" office:value-type="string">
            <text:p text:style-name="Table_20_Contents"><text:span text:style-name="Source_20_Text">&lt;a&gt;</text:span></text:p>
          </table:table-cell>
          <table:table-cell table:style-name="Tabela12.A1" office:value-type="string">
            <text:p text:style-name="Table_20_Contents">Cria um <text:span text:style-name="T1">hiperlink</text:span>, permitindo navegar para outra página ou seção. O atributo <text:span text:style-name="Source_20_Text">href</text:span> define o destino.</text:p>
          </table:table-cell>
          <table:table-cell table:style-name="Tabela12.A1" office:value-type="string">
            <text:p text:style-name="Table_20_Contents"><text:span text:style-name="Source_20_Text">&lt;a href="contato.html"&gt;Fale Conosco&lt;/a&gt;</text:span></text:p>
          </table:table-cell>
        </table:table-row>
        <text:soft-page-break/>
        <table:table-row>
          <table:table-cell table:style-name="Tabela12.A1" office:value-type="string">
            <text:p text:style-name="Table_20_Contents"><text:span text:style-name="Source_20_Text">&lt;img&gt;</text:span></text:p>
          </table:table-cell>
          <table:table-cell table:style-name="Tabela12.A1" office:value-type="string">
            <text:p text:style-name="Table_20_Contents"><text:span text:style-name="T1">Incorpora uma imagem</text:span>. O atributo <text:span text:style-name="Source_20_Text"><text:span text:style-name="T1">src</text:span></text:span> indica o caminho do arquivo e <text:span text:style-name="Source_20_Text"><text:span text:style-name="T1">alt</text:span></text:span> fornece uma descrição (essencial para acessibilidade).</text:p>
          </table:table-cell>
          <table:table-cell table:style-name="Tabela12.A1" office:value-type="string">
            <text:p text:style-name="Table_20_Contents"><text:span text:style-name="Source_20_Text">&lt;img src="foto.jpg" alt="Pôr do sol na praia"&gt;</text:span></text:p>
          </table:table-cell>
        </table:table-row>
        <table:table-row>
          <table:table-cell table:style-name="Tabela12.A1" office:value-type="string">
            <text:p text:style-name="Table_20_Contents"><text:span text:style-name="Source_20_Text">&lt;ul&gt;</text:span> / <text:span text:style-name="Source_20_Text">&lt;ol&gt;</text:span></text:p>
          </table:table-cell>
          <table:table-cell table:style-name="Tabela12.A1" office:value-type="string">
            <text:p text:style-name="Table_20_Contents">Cria listas. <text:span text:style-name="Source_20_Text">&lt;ul&gt;</text:span> é uma <text:span text:style-name="T1">lista não ordenada</text:span> (com marcadores) e <text:span text:style-name="Source_20_Text">&lt;ol&gt;</text:span> é uma <text:span text:style-name="T1">lista ordenada</text:span> (com números ou letras).</text:p>
          </table:table-cell>
          <table:table-cell table:style-name="Tabela12.A1" office:value-type="string">
            <text:p text:style-name="Table_20_Contents">Lista de itens (ex: um menu).</text:p>
          </table:table-cell>
        </table:table-row>
        <table:table-row>
          <table:table-cell table:style-name="Tabela12.A1" office:value-type="string">
            <text:p text:style-name="Table_20_Contents"><text:span text:style-name="Source_20_Text">&lt;li&gt;</text:span></text:p>
          </table:table-cell>
          <table:table-cell table:style-name="Tabela12.A1" office:value-type="string">
            <text:p text:style-name="Table_20_Contents">Define um <text:span text:style-name="T1">item</text:span> dentro de uma lista (<text:span text:style-name="Source_20_Text">&lt;ul&gt;</text:span> ou <text:span text:style-name="Source_20_Text">&lt;ol&gt;</text:span>).</text:p>
          </table:table-cell>
          <table:table-cell table:style-name="Tabela12.A1" office:value-type="string">
            <text:p text:style-name="Table_20_Contents"><text:span text:style-name="Source_20_Text">&lt;li&gt;Item da Lista&lt;/li&gt;</text:span></text:p>
          </table:table-cell>
        </table:table-row>
        <table:table-row>
          <table:table-cell table:style-name="Tabela12.A1" office:value-type="string">
            <text:p text:style-name="Table_20_Contents"><text:span text:style-name="Source_20_Text">&lt;strong&gt;</text:span></text:p>
          </table:table-cell>
          <table:table-cell table:style-name="Tabela12.A1" office:value-type="string">
            <text:p text:style-name="Table_20_Contents">Indica que o conteúdo tem <text:span text:style-name="T1">grande importância</text:span> (visualmente geralmente é negrito).</text:p>
          </table:table-cell>
          <table:table-cell table:style-name="Tabela12.A1" office:value-type="string">
            <text:p text:style-name="Table_20_Contents"><text:span text:style-name="Source_20_Text">&lt;strong&gt;Atenção!&lt;/strong&gt;</text:span></text:p>
          </table:table-cell>
        </table:table-row>
        <table:table-row>
          <table:table-cell table:style-name="Tabela12.A1" office:value-type="string">
            <text:p text:style-name="Table_20_Contents"><text:span text:style-name="Source_20_Text">&lt;em&gt;</text:span></text:p>
          </table:table-cell>
          <table:table-cell table:style-name="Tabela12.A1" office:value-type="string">
            <text:p text:style-name="Table_20_Contents">Indica <text:span text:style-name="T1">ênfase</text:span> (visualmente geralmente é itálico).</text:p>
          </table:table-cell>
          <table:table-cell table:style-name="Tabela12.A1" office:value-type="string">
            <text:p text:style-name="Table_20_Contents"><text:span text:style-name="Source_20_Text">&lt;em&gt;Muito importante&lt;/em&gt;</text:span></text:p>
          </table:table-cell>
        </table:table-row>
      </table:table>
      <text:p text:style-name="Text_20_body">Exportar para as Planilhas</text:p>
      <text:h text:style-name="Heading_20_3" text:outline-level="3">Tags Estruturais e Agrupamento (Semântica)</text:h>
      <table:table table:name="Tabela13" table:style-name="Tabela13">
        <table:table-column table:style-name="Tabela13.A"/>
        <table:table-column table:style-name="Tabela13.B"/>
        <table:table-column table:style-name="Tabela13.C"/>
        <table:table-header-rows>
          <table:table-row>
            <table:table-cell table:style-name="Tabela13.A1" office:value-type="string">
              <text:p text:style-name="Table_20_Contents">Tag</text:p>
            </table:table-cell>
            <table:table-cell table:style-name="Tabela13.A1" office:value-type="string">
              <text:p text:style-name="Table_20_Contents">O Que Faz (Ação)</text:p>
            </table:table-cell>
            <table:table-cell table:style-name="Tabela13.A1" office:value-type="string">
              <text:p text:style-name="Table_20_Contents">Uso Principal</text:p>
            </table:table-cell>
          </table:table-row>
        </table:table-header-rows>
        <table:table-row>
          <table:table-cell table:style-name="Tabela13.A1" office:value-type="string">
            <text:p text:style-name="Table_20_Contents"><text:span text:style-name="Source_20_Text">&lt;div&gt;</text:span></text:p>
          </table:table-cell>
          <table:table-cell table:style-name="Tabela13.A1" office:value-type="string">
            <text:p text:style-name="Table_20_Contents"><text:span text:style-name="T1">Contêiner Genérico de Bloco</text:span>. Usado para <text:span text:style-name="T1">agrupar</text:span> grandes seções de conteúdo para aplicar estilos CSS. Não tem significado semântico próprio.</text:p>
          </table:table-cell>
          <table:table-cell table:style-name="Tabela13.A1" office:value-type="string">
            <text:p text:style-name="Table_20_Contents">Layout e Estilização (Ex: <text:span text:style-name="Source_20_Text">div class="card"</text:span>).</text:p>
          </table:table-cell>
        </table:table-row>
        <table:table-row>
          <table:table-cell table:style-name="Tabela13.A1" office:value-type="string">
            <text:p text:style-name="Table_20_Contents"><text:span text:style-name="Source_20_Text">&lt;span&gt;</text:span></text:p>
          </table:table-cell>
          <table:table-cell table:style-name="Tabela13.A1" office:value-type="string">
            <text:p text:style-name="Table_20_Contents"><text:span text:style-name="T1">Contêiner Genérico em Linha</text:span>. Usado para aplicar estilos CSS a <text:span text:style-name="T1">pequenas partes</text:span> de texto ou elementos.</text:p>
          </table:table-cell>
          <table:table-cell table:style-name="Tabela13.A1" office:value-type="string">
            <text:p text:style-name="Table_20_Contents">Mudar a cor de uma única palavra dentro de um parágrafo.</text:p>
          </table:table-cell>
        </table:table-row>
        <table:table-row>
          <table:table-cell table:style-name="Tabela13.A1" office:value-type="string">
            <text:p text:style-name="Table_20_Contents"><text:span text:style-name="Source_20_Text">&lt;header&gt;</text:span></text:p>
          </table:table-cell>
          <table:table-cell table:style-name="Tabela13.A1" office:value-type="string">
            <text:p text:style-name="Table_20_Contents">Representa o <text:span text:style-name="T1">conteúdo introdutório</text:span> da seção ou página, geralmente com logotipos e navegação.</text:p>
          </table:table-cell>
          <table:table-cell table:style-name="Tabela13.A1" office:value-type="string">
            <text:p text:style-name="Table_20_Contents">O cabeçalho no topo da página.</text:p>
          </table:table-cell>
        </table:table-row>
        <table:table-row>
          <table:table-cell table:style-name="Tabela13.A1" office:value-type="string">
            <text:p text:style-name="Table_20_Contents"><text:span text:style-name="Source_20_Text">&lt;nav&gt;</text:span></text:p>
          </table:table-cell>
          <table:table-cell table:style-name="Tabela13.A1" office:value-type="string">
            <text:p text:style-name="Table_20_Contents">Contém <text:span text:style-name="T1">links de navegação</text:span> principais (o menu do site).</text:p>
          </table:table-cell>
          <table:table-cell table:style-name="Tabela13.A1" office:value-type="string">
            <text:p text:style-name="Table_20_Contents">Agrupar os links principais de navegação.</text:p>
          </table:table-cell>
        </table:table-row>
        <table:table-row>
          <table:table-cell table:style-name="Tabela13.A1" office:value-type="string">
            <text:p text:style-name="Table_20_Contents"><text:span text:style-name="Source_20_Text">&lt;main&gt;</text:span></text:p>
          </table:table-cell>
          <table:table-cell table:style-name="Tabela13.A1" office:value-type="string">
            <text:p text:style-name="Table_20_Contents">Contém o <text:span text:style-name="T1">conteúdo principal e único</text:span> da página.</text:p>
          </table:table-cell>
          <table:table-cell table:style-name="Tabela13.A1" office:value-type="string">
            <text:p text:style-name="Table_20_Contents">O conteúdo central que não se repete.</text:p>
          </table:table-cell>
        </table:table-row>
        <table:table-row>
          <table:table-cell table:style-name="Tabela13.A1" office:value-type="string">
            <text:p text:style-name="Table_20_Contents"><text:span text:style-name="Source_20_Text">&lt;section&gt;</text:span></text:p>
          </table:table-cell>
          <table:table-cell table:style-name="Tabela13.A1" office:value-type="string">
            <text:p text:style-name="Table_20_Contents">Um <text:span text:style-name="T1">agrupamento temático</text:span> genérico de conteúdo.</text:p>
          </table:table-cell>
          <table:table-cell table:style-name="Tabela13.A1" office:value-type="string">
            <text:p text:style-name="Table_20_Contents">Uma seção de "Sobre Nós" ou "Serviços".</text:p>
          </table:table-cell>
        </table:table-row>
        <table:table-row>
          <table:table-cell table:style-name="Tabela13.A1" office:value-type="string">
            <text:p text:style-name="Table_20_Contents"><text:span text:style-name="Source_20_Text">&lt;footer&gt;</text:span></text:p>
          </table:table-cell>
          <table:table-cell table:style-name="Tabela13.A1" office:value-type="string">
            <text:p text:style-name="Table_20_Contents">Contém informações de <text:span text:style-name="T1">rodapé</text:span>, como direitos autorais, links secundários e contatos.</text:p>
          </table:table-cell>
          <table:table-cell table:style-name="Tabela13.A1" office:value-type="string">
            <text:p text:style-name="Table_20_Contents">A parte inferior de uma página.</text:p>
          </table:table-cell>
        </table:table-row>
      </table:table>
      <text:p text:style-name="P1">Exportar para as Planilhas</text:p>
      <text:p text:style-name="Horizontal_20_Line"/>
      <text:h text:style-name="Heading_20_2" text:outline-level="2">2. Propriedades CSS: A Aparência e o Layout da Página</text:h>
      <text:p text:style-name="Text_20_body">CSS (Cascading Style Sheets) é o <text:span text:style-name="T1">cérebro da beleza</text:span>. Ele diz ao navegador <text:span text:style-name="T1">como</text:span> mostrar os elementos HTML.</text:p>
      <text:h text:style-name="Heading_20_3" text:outline-level="3">A. O Modelo de Caixa (Box Model) - A Fundação do Layout</text:h>
      <text:p text:style-name="Text_20_body">Tudo no CSS é uma "caixa". O modelo de caixa define como o espaço é calculado.</text:p>
      <table:table table:name="Tabela14" table:style-name="Tabela14">
        <table:table-column table:style-name="Tabela14.A"/>
        <table:table-column table:style-name="Tabela14.B"/>
        <table:table-column table:style-name="Tabela14.C"/>
        <table:table-header-rows>
          <table:table-row>
            <table:table-cell table:style-name="Tabela14.A1" office:value-type="string">
              <text:p text:style-name="Table_20_Contents">Propriedade</text:p>
            </table:table-cell>
            <table:table-cell table:style-name="Tabela14.A1" office:value-type="string">
              <text:p text:style-name="Table_20_Contents">O Que Faz (Ação)</text:p>
            </table:table-cell>
            <table:table-cell table:style-name="Tabela14.A1" office:value-type="string">
              <text:p text:style-name="Table_20_Contents">Onde Usar</text:p>
            </table:table-cell>
          </table:table-row>
        </table:table-header-rows>
        <table:table-row>
          <table:table-cell table:style-name="Tabela14.A1" office:value-type="string">
            <text:p text:style-name="Table_20_Contents"><text:span text:style-name="Source_20_Text"><text:span text:style-name="T1">width</text:span></text:span><text:span text:style-name="T1"> / </text:span><text:span text:style-name="Source_20_Text"><text:span text:style-name="T1">height</text:span></text:span></text:p>
          </table:table-cell>
          <table:table-cell table:style-name="Tabela14.A1" office:value-type="string">
            <text:p text:style-name="Table_20_Contents">Define a <text:span text:style-name="T1">largura</text:span> e <text:span text:style-name="T1">altura</text:span> do <text:span text:style-name="T1">conteúdo</text:span> dentro da caixa.</text:p>
          </table:table-cell>
          <table:table-cell table:style-name="Tabela14.A1" office:value-type="string">
            <text:p text:style-name="Table_20_Contents">Definir o tamanho de uma imagem ou de um contêiner.</text:p>
          </table:table-cell>
        </table:table-row>
        <text:soft-page-break/>
        <table:table-row>
          <table:table-cell table:style-name="Tabela14.A1" office:value-type="string">
            <text:p text:style-name="Table_20_Contents"><text:span text:style-name="Source_20_Text"><text:span text:style-name="T1">padding</text:span></text:span></text:p>
          </table:table-cell>
          <table:table-cell table:style-name="Tabela14.A1" office:value-type="string">
            <text:p text:style-name="Table_20_Contents">Adiciona <text:span text:style-name="T1">espaço interno</text:span> entre o conteúdo e a borda da caixa.</text:p>
          </table:table-cell>
          <table:table-cell table:style-name="Tabela14.A1" office:value-type="string">
            <text:p text:style-name="Table_20_Contents">"Respirar" o conteúdo dentro de um botão ou card.</text:p>
          </table:table-cell>
        </table:table-row>
        <table:table-row>
          <table:table-cell table:style-name="Tabela14.A1" office:value-type="string">
            <text:p text:style-name="Table_20_Contents"><text:span text:style-name="Source_20_Text"><text:span text:style-name="T1">border</text:span></text:span></text:p>
          </table:table-cell>
          <table:table-cell table:style-name="Tabela14.A1" office:value-type="string">
            <text:p text:style-name="Table_20_Contents">Define a linha que envolve a caixa (espessura, estilo e cor).</text:p>
          </table:table-cell>
          <table:table-cell table:style-name="Tabela14.A1" office:value-type="string">
            <text:p text:style-name="Table_20_Contents">Destacar um elemento com um contorno. Ex: <text:span text:style-name="Source_20_Text">border: 1px solid black;</text:span></text:p>
          </table:table-cell>
        </table:table-row>
        <table:table-row>
          <table:table-cell table:style-name="Tabela14.A1" office:value-type="string">
            <text:p text:style-name="Table_20_Contents"><text:span text:style-name="Source_20_Text"><text:span text:style-name="T1">margin</text:span></text:span></text:p>
          </table:table-cell>
          <table:table-cell table:style-name="Tabela14.A1" office:value-type="string">
            <text:p text:style-name="Table_20_Contents">Adiciona <text:span text:style-name="T1">espaço externo</text:span> ao redor da caixa, empurrando outros elementos para longe.</text:p>
          </table:table-cell>
          <table:table-cell table:style-name="Tabela14.A1" office:value-type="string">
            <text:p text:style-name="Table_20_Contents">Criar distância entre blocos de conteúdo. Usado para centralizar blocos: <text:span text:style-name="Source_20_Text">margin: 0 auto;</text:span>.</text:p>
          </table:table-cell>
        </table:table-row>
        <table:table-row>
          <table:table-cell table:style-name="Tabela14.A1" office:value-type="string">
            <text:p text:style-name="Table_20_Contents"><text:span text:style-name="Source_20_Text"><text:span text:style-name="T1">box-sizing: border-box;</text:span></text:span></text:p>
          </table:table-cell>
          <table:table-cell table:style-name="Tabela14.A1" office:value-type="string">
            <text:p text:style-name="Table_20_Contents"><text:span text:style-name="T1">Propriedade MÁGICA e ESSENCIAL</text:span>. Faz com que <text:span text:style-name="Source_20_Text">padding</text:span> e <text:span text:style-name="Source_20_Text">border</text:span> sejam incluídos DENTRO da <text:span text:style-name="Source_20_Text">width</text:span> e <text:span text:style-name="Source_20_Text">height</text:span> definida, simplificando muito os cálculos de layout.</text:p>
          </table:table-cell>
          <table:table-cell table:style-name="Tabela14.A1" office:value-type="string">
            <text:p text:style-name="Table_20_Contents"><text:span text:style-name="T1">Sempre</text:span> recomendado em projetos modernos.</text:p>
          </table:table-cell>
        </table:table-row>
      </table:table>
      <text:p text:style-name="Text_20_body">Exportar para as Planilhas</text:p>
      <text:h text:style-name="Heading_20_3" text:outline-level="3">B. Layout Moderno (Flexbox e Grid)</text:h>
      <text:p text:style-name="Text_20_body">Essas propriedades são aplicadas ao <text:span text:style-name="T1">elemento pai (contêiner)</text:span> e controlam como os <text:span text:style-name="T1">elementos filhos (itens)</text:span> são dispostos.</text:p>
      <text:h text:style-name="Heading_20_4" text:outline-level="4">Flexbox (Disposição em 1 Dimensão: Linha OU Coluna)</text:h>
      <table:table table:name="Tabela15" table:style-name="Tabela15">
        <table:table-column table:style-name="Tabela15.A"/>
        <table:table-column table:style-name="Tabela15.B"/>
        <table:table-column table:style-name="Tabela15.C"/>
        <table:table-header-rows>
          <table:table-row>
            <table:table-cell table:style-name="Tabela15.A1" office:value-type="string">
              <text:p text:style-name="Table_20_Contents">Propriedade</text:p>
            </table:table-cell>
            <table:table-cell table:style-name="Tabela15.A1" office:value-type="string">
              <text:p text:style-name="Table_20_Contents">O Que Faz (Ação)</text:p>
            </table:table-cell>
            <table:table-cell table:style-name="Tabela15.A1" office:value-type="string">
              <text:p text:style-name="Table_20_Contents">Aplicada em...</text:p>
            </table:table-cell>
          </table:table-row>
        </table:table-header-rows>
        <table:table-row>
          <table:table-cell table:style-name="Tabela15.A1" office:value-type="string">
            <text:p text:style-name="Table_20_Contents"><text:span text:style-name="Source_20_Text"><text:span text:style-name="T1">display: flex</text:span></text:span></text:p>
          </table:table-cell>
          <table:table-cell table:style-name="Tabela15.A1" office:value-type="string">
            <text:p text:style-name="Table_20_Contents"><text:span text:style-name="T1">Ativa</text:span> o Flexbox. Todos os filhos se tornam itens flexíveis.</text:p>
          </table:table-cell>
          <table:table-cell table:style-name="Tabela15.A1" office:value-type="string">
            <text:p text:style-name="Table_20_Contents">O Contêiner Pai.</text:p>
          </table:table-cell>
        </table:table-row>
        <table:table-row>
          <table:table-cell table:style-name="Tabela15.A1" office:value-type="string">
            <text:p text:style-name="Table_20_Contents"><text:span text:style-name="Source_20_Text"><text:span text:style-name="T1">justify-content</text:span></text:span></text:p>
          </table:table-cell>
          <table:table-cell table:style-name="Tabela15.A1" office:value-type="string">
            <text:p text:style-name="Table_20_Contents">Controla o alinhamento dos filhos ao longo do <text:span text:style-name="T1">eixo principal</text:span> (horizontal se for linha).</text:p>
          </table:table-cell>
          <table:table-cell table:style-name="Tabela15.A1" office:value-type="string">
            <text:p text:style-name="Table_20_Contents">O Contêiner Pai. Ex: <text:span text:style-name="Source_20_Text">space-between</text:span> (espaça uniformemente).</text:p>
          </table:table-cell>
        </table:table-row>
        <table:table-row>
          <table:table-cell table:style-name="Tabela15.A1" office:value-type="string">
            <text:p text:style-name="Table_20_Contents"><text:span text:style-name="Source_20_Text"><text:span text:style-name="T1">align-items</text:span></text:span></text:p>
          </table:table-cell>
          <table:table-cell table:style-name="Tabela15.A1" office:value-type="string">
            <text:p text:style-name="Table_20_Contents">Controla o alinhamento dos filhos ao longo do <text:span text:style-name="T1">eixo cruzado</text:span> (vertical se for linha).</text:p>
          </table:table-cell>
          <table:table-cell table:style-name="Tabela15.A1" office:value-type="string">
            <text:p text:style-name="Table_20_Contents">O Contêiner Pai. Ex: <text:span text:style-name="Source_20_Text">center</text:span> (centraliza verticalmente).</text:p>
          </table:table-cell>
        </table:table-row>
        <table:table-row>
          <table:table-cell table:style-name="Tabela15.A1" office:value-type="string">
            <text:p text:style-name="Table_20_Contents"><text:span text:style-name="Source_20_Text"><text:span text:style-name="T1">flex-direction</text:span></text:span></text:p>
          </table:table-cell>
          <table:table-cell table:style-name="Tabela15.A1" office:value-type="string">
            <text:p text:style-name="Table_20_Contents">Define a direção do fluxo: <text:span text:style-name="Source_20_Text">row</text:span> (linha) ou <text:span text:style-name="Source_20_Text">column</text:span> (coluna).</text:p>
          </table:table-cell>
          <table:table-cell table:style-name="Tabela15.A1" office:value-type="string">
            <text:p text:style-name="Table_20_Contents">O Contêiner Pai.</text:p>
          </table:table-cell>
        </table:table-row>
        <table:table-row>
          <table:table-cell table:style-name="Tabela15.A1" office:value-type="string">
            <text:p text:style-name="Table_20_Contents"><text:span text:style-name="Source_20_Text"><text:span text:style-name="T1">flex-grow</text:span></text:span></text:p>
          </table:table-cell>
          <table:table-cell table:style-name="Tabela15.A1" office:value-type="string">
            <text:p text:style-name="Table_20_Contents">Define a capacidade do item de <text:span text:style-name="T1">crescer</text:span> para ocupar qualquer espaço livre.</text:p>
          </table:table-cell>
          <table:table-cell table:style-name="Tabela15.A1" office:value-type="string">
            <text:p text:style-name="Table_20_Contents">O Item Filho.</text:p>
          </table:table-cell>
        </table:table-row>
      </table:table>
      <text:p text:style-name="Text_20_body">Exportar para as Planilhas</text:p>
      <text:h text:style-name="Heading_20_4" text:outline-level="4">Grid (Disposição em 2 Dimensões: Linha E Coluna)</text:h>
      <table:table table:name="Tabela16" table:style-name="Tabela16">
        <table:table-column table:style-name="Tabela16.A"/>
        <table:table-column table:style-name="Tabela16.B"/>
        <table:table-column table:style-name="Tabela16.C"/>
        <table:table-header-rows>
          <table:table-row>
            <table:table-cell table:style-name="Tabela16.A1" office:value-type="string">
              <text:p text:style-name="Table_20_Contents">Propriedade</text:p>
            </table:table-cell>
            <table:table-cell table:style-name="Tabela16.A1" office:value-type="string">
              <text:p text:style-name="Table_20_Contents">O Que Faz (Ação)</text:p>
            </table:table-cell>
            <table:table-cell table:style-name="Tabela16.A1" office:value-type="string">
              <text:p text:style-name="Table_20_Contents">Aplicada em...</text:p>
            </table:table-cell>
          </table:table-row>
        </table:table-header-rows>
        <table:table-row>
          <table:table-cell table:style-name="Tabela16.A1" office:value-type="string">
            <text:p text:style-name="Table_20_Contents"><text:span text:style-name="Source_20_Text"><text:span text:style-name="T1">display: grid</text:span></text:span></text:p>
          </table:table-cell>
          <table:table-cell table:style-name="Tabela16.A1" office:value-type="string">
            <text:p text:style-name="Table_20_Contents"><text:span text:style-name="T1">Ativa</text:span> o Grid Layout, permitindo posicionamento preciso em linhas e colunas.</text:p>
          </table:table-cell>
          <table:table-cell table:style-name="Tabela16.A1" office:value-type="string">
            <text:p text:style-name="Table_20_Contents">O Contêiner Pai.</text:p>
          </table:table-cell>
        </table:table-row>
        <table:table-row>
          <table:table-cell table:style-name="Tabela16.A1" office:value-type="string">
            <text:p text:style-name="Table_20_Contents"><text:span text:style-name="Source_20_Text"><text:span text:style-name="T1">grid-template-columns</text:span></text:span></text:p>
          </table:table-cell>
          <table:table-cell table:style-name="Tabela16.A1" office:value-type="string">
            <text:p text:style-name="Table_20_Contents">Define o <text:span text:style-name="T1">número e a largura</text:span> das colunas.</text:p>
          </table:table-cell>
          <table:table-cell table:style-name="Tabela16.A1" office:value-type="string">
            <text:p text:style-name="Table_20_Contents">O Contêiner Pai. Ex: <text:span text:style-name="Source_20_Text">1fr 1fr 1fr</text:span> (três colunas iguais).</text:p>
          </table:table-cell>
        </table:table-row>
        <table:table-row>
          <table:table-cell table:style-name="Tabela16.A1" office:value-type="string">
            <text:p text:style-name="Table_20_Contents"><text:span text:style-name="Source_20_Text"><text:span text:style-name="T1">grid-gap</text:span></text:span></text:p>
          </table:table-cell>
          <table:table-cell table:style-name="Tabela16.A1" office:value-type="string">
            <text:p text:style-name="Table_20_Contents">Define o <text:span text:style-name="T1">espaço (vão)</text:span> entre as células do grid (linhas e colunas).</text:p>
          </table:table-cell>
          <table:table-cell table:style-name="Tabela16.A1" office:value-type="string">
            <text:p text:style-name="Table_20_Contents">O Contêiner Pai.</text:p>
          </table:table-cell>
        </table:table-row>
        <text:soft-page-break/>
        <table:table-row>
          <table:table-cell table:style-name="Tabela16.A1" office:value-type="string">
            <text:p text:style-name="Table_20_Contents"><text:span text:style-name="Source_20_Text"><text:span text:style-name="T1">grid-column</text:span></text:span><text:span text:style-name="T1"> / </text:span><text:span text:style-name="Source_20_Text"><text:span text:style-name="T1">grid-row</text:span></text:span></text:p>
          </table:table-cell>
          <table:table-cell table:style-name="Tabela16.A1" office:value-type="string">
            <text:p text:style-name="Table_20_Contents">Define <text:span text:style-name="T1">onde um item começa e termina</text:span> dentro da estrutura do grid.</text:p>
          </table:table-cell>
          <table:table-cell table:style-name="Tabela16.A1" office:value-type="string">
            <text:p text:style-name="Table_20_Contents">O Item Filho.</text:p>
          </table:table-cell>
        </table:table-row>
      </table:table>
      <text:p text:style-name="Text_20_body">Exportar para as Planilhas</text:p>
      <text:h text:style-name="Heading_20_3" text:outline-level="3">C. Tipografia e Cores</text:h>
      <table:table table:name="Tabela17" table:style-name="Tabela17">
        <table:table-column table:style-name="Tabela17.A"/>
        <table:table-column table:style-name="Tabela17.B"/>
        <table:table-column table:style-name="Tabela17.C"/>
        <table:table-header-rows>
          <table:table-row>
            <table:table-cell table:style-name="Tabela17.A1" office:value-type="string">
              <text:p text:style-name="Table_20_Contents">Propriedade</text:p>
            </table:table-cell>
            <table:table-cell table:style-name="Tabela17.A1" office:value-type="string">
              <text:p text:style-name="Table_20_Contents">O Que Faz (Ação)</text:p>
            </table:table-cell>
            <table:table-cell table:style-name="Tabela17.A1" office:value-type="string">
              <text:p text:style-name="Table_20_Contents">Exemplo Prático</text:p>
            </table:table-cell>
          </table:table-row>
        </table:table-header-rows>
        <table:table-row>
          <table:table-cell table:style-name="Tabela17.A1" office:value-type="string">
            <text:p text:style-name="Table_20_Contents"><text:span text:style-name="Source_20_Text"><text:span text:style-name="T1">color</text:span></text:span></text:p>
          </table:table-cell>
          <table:table-cell table:style-name="Tabela17.A1" office:value-type="string">
            <text:p text:style-name="Table_20_Contents">Define a <text:span text:style-name="T1">cor do texto</text:span>.</text:p>
          </table:table-cell>
          <table:table-cell table:style-name="Tabela17.A1" office:value-type="string">
            <text:p text:style-name="Table_20_Contents"><text:span text:style-name="Source_20_Text">color: blue;</text:span> ou <text:span text:style-name="Source_20_Text">color: #0000ff;</text:span></text:p>
          </table:table-cell>
        </table:table-row>
        <table:table-row>
          <table:table-cell table:style-name="Tabela17.A1" office:value-type="string">
            <text:p text:style-name="Table_20_Contents"><text:span text:style-name="Source_20_Text"><text:span text:style-name="T1">background-color</text:span></text:span></text:p>
          </table:table-cell>
          <table:table-cell table:style-name="Tabela17.A1" office:value-type="string">
            <text:p text:style-name="Table_20_Contents">Define a <text:span text:style-name="T1">cor de fundo</text:span> do elemento.</text:p>
          </table:table-cell>
          <table:table-cell table:style-name="Tabela17.A1" office:value-type="string">
            <text:p text:style-name="Table_20_Contents"><text:span text:style-name="Source_20_Text">background-color: yellow;</text:span></text:p>
          </table:table-cell>
        </table:table-row>
        <table:table-row>
          <table:table-cell table:style-name="Tabela17.A1" office:value-type="string">
            <text:p text:style-name="Table_20_Contents"><text:span text:style-name="Source_20_Text"><text:span text:style-name="T1">font-family</text:span></text:span></text:p>
          </table:table-cell>
          <table:table-cell table:style-name="Tabela17.A1" office:value-type="string">
            <text:p text:style-name="Table_20_Contents">Define a <text:span text:style-name="T1">fonte</text:span> que será usada. É importante listar fontes de <text:span text:style-name="T3">backup</text:span>.</text:p>
          </table:table-cell>
          <table:table-cell table:style-name="Tabela17.A1" office:value-type="string">
            <text:p text:style-name="Table_20_Contents"><text:span text:style-name="Source_20_Text">font-family: Arial, sans-serif;</text:span></text:p>
          </table:table-cell>
        </table:table-row>
        <table:table-row>
          <table:table-cell table:style-name="Tabela17.A1" office:value-type="string">
            <text:p text:style-name="Table_20_Contents"><text:span text:style-name="Source_20_Text"><text:span text:style-name="T1">font-size</text:span></text:span></text:p>
          </table:table-cell>
          <table:table-cell table:style-name="Tabela17.A1" office:value-type="string">
            <text:p text:style-name="Table_20_Contents">Define o <text:span text:style-name="T1">tamanho do texto</text:span>. Usar <text:span text:style-name="Source_20_Text">rem</text:span> ou <text:span text:style-name="Source_20_Text">em</text:span> é melhor para acessibilidade do que <text:span text:style-name="Source_20_Text">px</text:span>.</text:p>
          </table:table-cell>
          <table:table-cell table:style-name="Tabela17.A1" office:value-type="string">
            <text:p text:style-name="Table_20_Contents"><text:span text:style-name="Source_20_Text">font-size: 1.1rem;</text:span></text:p>
          </table:table-cell>
        </table:table-row>
        <table:table-row>
          <table:table-cell table:style-name="Tabela17.A1" office:value-type="string">
            <text:p text:style-name="Table_20_Contents"><text:span text:style-name="Source_20_Text"><text:span text:style-name="T1">font-weight</text:span></text:span></text:p>
          </table:table-cell>
          <table:table-cell table:style-name="Tabela17.A1" office:value-type="string">
            <text:p text:style-name="Table_20_Contents">Define a <text:span text:style-name="T1">espessura</text:span> do texto (negrito ou leve).</text:p>
          </table:table-cell>
          <table:table-cell table:style-name="Tabela17.A1" office:value-type="string">
            <text:p text:style-name="Table_20_Contents"><text:span text:style-name="Source_20_Text">font-weight: bold;</text:span> ou <text:span text:style-name="Source_20_Text">font-weight: 600;</text:span></text:p>
          </table:table-cell>
        </table:table-row>
        <table:table-row>
          <table:table-cell table:style-name="Tabela17.A1" office:value-type="string">
            <text:p text:style-name="Table_20_Contents"><text:span text:style-name="Source_20_Text"><text:span text:style-name="T1">text-align</text:span></text:span></text:p>
          </table:table-cell>
          <table:table-cell table:style-name="Tabela17.A1" office:value-type="string">
            <text:p text:style-name="Table_20_Contents">Alinhamento horizontal do texto <text:span text:style-name="T1">DENTRO</text:span> do elemento.</text:p>
          </table:table-cell>
          <table:table-cell table:style-name="Tabela17.A1" office:value-type="string">
            <text:p text:style-name="Table_20_Contents"><text:span text:style-name="Source_20_Text">text-align: center;</text:span></text:p>
          </table:table-cell>
        </table:table-row>
        <table:table-row>
          <table:table-cell table:style-name="Tabela17.A1" office:value-type="string">
            <text:p text:style-name="Table_20_Contents"><text:span text:style-name="Source_20_Text"><text:span text:style-name="T1">line-height</text:span></text:span></text:p>
          </table:table-cell>
          <table:table-cell table:style-name="Tabela17.A1" office:value-type="string">
            <text:p text:style-name="Table_20_Contents">Define o <text:span text:style-name="T1">espaçamento vertical</text:span> entre as linhas de texto.</text:p>
          </table:table-cell>
          <table:table-cell table:style-name="Tabela17.A1" office:value-type="string">
            <text:p text:style-name="Table_20_Contents"><text:span text:style-name="Source_20_Text">line-height: 1.5;</text:span> (1.5x o tamanho da fonte).</text:p>
          </table:table-cell>
        </table:table-row>
      </table:table>
      <text:p text:style-name="Text_20_body"/>
      <text:h text:style-name="Heading_20_3" text:outline-level="3">D. Efeitos Visuais e Interatividade</text:h>
      <table:table table:name="Tabela18" table:style-name="Tabela18">
        <table:table-column table:style-name="Tabela18.A"/>
        <table:table-column table:style-name="Tabela18.B"/>
        <table:table-column table:style-name="Tabela18.C"/>
        <table:table-header-rows>
          <table:table-row>
            <table:table-cell table:style-name="Tabela18.A1" office:value-type="string">
              <text:p text:style-name="Table_20_Contents">Propriedade</text:p>
            </table:table-cell>
            <table:table-cell table:style-name="Tabela18.A1" office:value-type="string">
              <text:p text:style-name="Table_20_Contents">O Que Faz (Ação)</text:p>
            </table:table-cell>
            <table:table-cell table:style-name="Tabela18.A1" office:value-type="string">
              <text:p text:style-name="Table_20_Contents">Onde Usar</text:p>
            </table:table-cell>
          </table:table-row>
        </table:table-header-rows>
        <table:table-row>
          <table:table-cell table:style-name="Tabela18.A1" office:value-type="string">
            <text:p text:style-name="Table_20_Contents"><text:span text:style-name="Source_20_Text"><text:span text:style-name="T1">border-radius</text:span></text:span></text:p>
          </table:table-cell>
          <table:table-cell table:style-name="Tabela18.A1" office:value-type="string">
            <text:p text:style-name="Table_20_Contents"><text:span text:style-name="T1">Arredonda os cantos</text:span> do elemento, dando um visual mais suave.</text:p>
          </table:table-cell>
          <table:table-cell table:style-name="Tabela18.A1" office:value-type="string">
            <text:p text:style-name="Table_20_Contents"><text:span text:style-name="Source_20_Text">border-radius: 10px;</text:span></text:p>
          </table:table-cell>
        </table:table-row>
        <table:table-row>
          <table:table-cell table:style-name="Tabela18.A1" office:value-type="string">
            <text:p text:style-name="Table_20_Contents"><text:span text:style-name="Source_20_Text"><text:span text:style-name="T1">box-shadow</text:span></text:span></text:p>
          </table:table-cell>
          <table:table-cell table:style-name="Tabela18.A1" office:value-type="string">
            <text:p text:style-name="Table_20_Contents">Adiciona uma <text:span text:style-name="T1">sombra</text:span> ao redor do elemento, criando profundidade.</text:p>
          </table:table-cell>
          <table:table-cell table:style-name="Tabela18.A1" office:value-type="string">
            <text:p text:style-name="Table_20_Contents"><text:span text:style-name="Source_20_Text">box-shadow: 2px 2px 5px #aaa;</text:span></text:p>
          </table:table-cell>
        </table:table-row>
        <table:table-row>
          <table:table-cell table:style-name="Tabela18.A1" office:value-type="string">
            <text:p text:style-name="Table_20_Contents"><text:span text:style-name="Source_20_Text"><text:span text:style-name="T1">opacity</text:span></text:span></text:p>
          </table:table-cell>
          <table:table-cell table:style-name="Tabela18.A1" office:value-type="string">
            <text:p text:style-name="Table_20_Contents">Controla o <text:span text:style-name="T1">nível de transparência</text:span> (de 0.0 a 1.0).</text:p>
          </table:table-cell>
          <table:table-cell table:style-name="Tabela18.A1" office:value-type="string">
            <text:p text:style-name="Table_20_Contents"><text:span text:style-name="Source_20_Text">opacity: 0.8;</text:span> (levemente transparente).</text:p>
          </table:table-cell>
        </table:table-row>
        <table:table-row>
          <table:table-cell table:style-name="Tabela18.A1" office:value-type="string">
            <text:p text:style-name="Table_20_Contents"><text:span text:style-name="Source_20_Text"><text:span text:style-name="T1">cursor</text:span></text:span></text:p>
          </table:table-cell>
          <table:table-cell table:style-name="Tabela18.A1" office:value-type="string">
            <text:p text:style-name="Table_20_Contents">Define o <text:span text:style-name="T1">ícone do mouse</text:span> quando ele passa sobre o elemento.</text:p>
          </table:table-cell>
          <table:table-cell table:style-name="Tabela18.A1" office:value-type="string">
            <text:p text:style-name="Table_20_Contents"><text:span text:style-name="Source_20_Text">cursor: pointer;</text:span> (mãozinha).</text:p>
          </table:table-cell>
        </table:table-row>
        <table:table-row>
          <table:table-cell table:style-name="Tabela18.A1" office:value-type="string">
            <text:p text:style-name="Table_20_Contents"><text:span text:style-name="Source_20_Text"><text:span text:style-name="T1">transform</text:span></text:span></text:p>
          </table:table-cell>
          <table:table-cell table:style-name="Tabela18.A1" office:value-type="string">
            <text:p text:style-name="Table_20_Contents">Permite <text:span text:style-name="T1">mover, girar ou escalar</text:span> o elemento.</text:p>
          </table:table-cell>
          <table:table-cell table:style-name="Tabela18.A1" office:value-type="string">
            <text:p text:style-name="Table_20_Contents"><text:span text:style-name="Source_20_Text">transform: rotate(10deg);</text:span> ou <text:span text:style-name="Source_20_Text">transform: translateX(10px);</text:span></text:p>
          </table:table-cell>
        </table:table-row>
        <table:table-row>
          <table:table-cell table:style-name="Tabela18.A1" office:value-type="string">
            <text:p text:style-name="Table_20_Contents"><text:span text:style-name="Source_20_Text"><text:span text:style-name="T1">transition</text:span></text:span></text:p>
          </table:table-cell>
          <table:table-cell table:style-name="Tabela18.A1" office:value-type="string">
            <text:p text:style-name="Table_20_Contents">Cria uma <text:span text:style-name="T1">animação suave</text:span> ao mudar propriedades (como cor ou tamanho) em vez de uma mudança abrupta.</text:p>
          </table:table-cell>
          <table:table-cell table:style-name="Tabela18.A1" office:value-type="string">
            <text:p text:style-name="Table_20_Contents"><text:span text:style-name="Source_20_Text">transition: background-color 0.3s ease;</text:span></text:p>
          </table:table-cell>
        </table:table-row>
      </table:table>
      <text:p text:style-name="Text_20_body"/>
      <text:p text:style-name="Text_20_body"/>
      <text:h text:style-name="Heading_20_3" text:outline-level="3"><text:soft-page-break/>E. Posicionamento Avançado (Controlando a Profundidade)</text:h>
      <table:table table:name="Tabela19" table:style-name="Tabela19">
        <table:table-column table:style-name="Tabela19.A"/>
        <table:table-column table:style-name="Tabela19.B"/>
        <table:table-column table:style-name="Tabela19.C"/>
        <table:table-header-rows>
          <table:table-row>
            <table:table-cell table:style-name="Tabela19.A1" office:value-type="string">
              <text:p text:style-name="Table_20_Contents">Propriedade</text:p>
            </table:table-cell>
            <table:table-cell table:style-name="Tabela19.A1" office:value-type="string">
              <text:p text:style-name="Table_20_Contents">O Que Faz (Ação)</text:p>
            </table:table-cell>
            <table:table-cell table:style-name="Tabela19.A1" office:value-type="string">
              <text:p text:style-name="Table_20_Contents">Importante!</text:p>
            </table:table-cell>
          </table:table-row>
        </table:table-header-rows>
        <table:table-row>
          <table:table-cell table:style-name="Tabela19.A1" office:value-type="string">
            <text:p text:style-name="Table_20_Contents"><text:span text:style-name="Source_20_Text"><text:span text:style-name="T1">position</text:span></text:span></text:p>
          </table:table-cell>
          <table:table-cell table:style-name="Tabela19.A1" office:value-type="string">
            <text:p text:style-name="Table_20_Contents">Define o tipo de posicionamento. Valores principais: <text:span text:style-name="Source_20_Text"><text:span text:style-name="T1">relative</text:span></text:span> (move-se em relação à sua posição normal), <text:span text:style-name="Source_20_Text"><text:span text:style-name="T1">absolute</text:span></text:span> (move-se em relação ao seu pai mais próximo <text:span text:style-name="T1">posicionado</text:span>), <text:span text:style-name="Source_20_Text"><text:span text:style-name="T1">fixed</text:span></text:span> (fixo na tela, não rola).</text:p>
          </table:table-cell>
          <table:table-cell table:style-name="Tabela19.A1" office:value-type="string">
            <text:p text:style-name="Table_20_Contents">Essencial para criar elementos sobrepostos ou fixos.</text:p>
          </table:table-cell>
        </table:table-row>
        <table:table-row>
          <table:table-cell table:style-name="Tabela19.A1" office:value-type="string">
            <text:p text:style-name="Table_20_Contents"><text:span text:style-name="Source_20_Text"><text:span text:style-name="T1">top</text:span></text:span><text:span text:style-name="T1">, </text:span><text:span text:style-name="Source_20_Text"><text:span text:style-name="T1">right</text:span></text:span><text:span text:style-name="T1">, </text:span><text:span text:style-name="Source_20_Text"><text:span text:style-name="T1">bottom</text:span></text:span><text:span text:style-name="T1">, </text:span><text:span text:style-name="Source_20_Text"><text:span text:style-name="T1">left</text:span></text:span></text:p>
          </table:table-cell>
          <table:table-cell table:style-name="Tabela19.A1" office:value-type="string">
            <text:p text:style-name="Table_20_Contents">Usadas para <text:span text:style-name="T1">deslocar</text:span> um elemento <text:span text:style-name="T1">após</text:span> ele ter tido seu <text:span text:style-name="Source_20_Text">position</text:span> definido.</text:p>
          </table:table-cell>
          <table:table-cell table:style-name="Tabela19.A1" office:value-type="string">
            <text:p text:style-name="Table_20_Contents">Define a distância da respectiva borda.</text:p>
          </table:table-cell>
        </table:table-row>
        <table:table-row>
          <table:table-cell table:style-name="Tabela19.A1" office:value-type="string">
            <text:p text:style-name="Table_20_Contents"><text:span text:style-name="Source_20_Text"><text:span text:style-name="T1">z-index</text:span></text:span></text:p>
          </table:table-cell>
          <table:table-cell table:style-name="Tabela19.A1" office:value-type="string">
            <text:p text:style-name="Table_20_Contents">Define a <text:span text:style-name="T1">ordem de empilhamento</text:span> (qual elemento fica por cima dos outros). Só funciona em elementos que não são <text:span text:style-name="Source_20_Text">position: static;</text:span>.</text:p>
          </table:table-cell>
          <table:table-cell table:style-name="Tabela19.A1" office:value-type="string">
            <text:p text:style-name="Table_20_Contents">Quanto maior o número, mais para cima ele fica.</text:p>
          </table:table-cell>
        </table:table-row>
        <table:table-row>
          <table:table-cell table:style-name="Tabela19.A1" office:value-type="string">
            <text:p text:style-name="Table_20_Contents"><text:span text:style-name="Source_20_Text"><text:span text:style-name="T1">display: none</text:span></text:span></text:p>
          </table:table-cell>
          <table:table-cell table:style-name="Tabela19.A1" office:value-type="string">
            <text:p text:style-name="Table_20_Contents"><text:span text:style-name="T1">Remove COMPLETAMENTE</text:span> o elemento do layout. Ele não é visível e não ocupa espaço.</text:p>
          </table:table-cell>
          <table:table-cell table:style-name="Tabela19.A1" office:value-type="string">
            <text:p text:style-name="Table_20_Contents">Usado para esconder elementos dinamicamente (com JavaScript).</text:p>
          </table:table-cell>
        </table:table-row>
        <table:table-row>
          <table:table-cell table:style-name="Tabela19.A1" office:value-type="string">
            <text:p text:style-name="Table_20_Contents"><text:span text:style-name="Source_20_Text"><text:span text:style-name="T1">visibility: hidden</text:span></text:span></text:p>
          </table:table-cell>
          <table:table-cell table:style-name="Tabela19.A1" office:value-type="string">
            <text:p text:style-name="Table_20_Contents">Esconde o elemento, mas ele <text:span text:style-name="T1">continua ocupando espaço</text:span> no layout.</text:p>
          </table:table-cell>
          <table:table-cell table:style-name="Tabela19.A1" office:value-type="string">
            <text:p text:style-name="Table_20_Contents">Usado quando você quer manter o espaço, mas o elemento invisível.</text:p>
          </table:table-cell>
        </table:table-row>
      </table:table>
      <text:p text:style-name="Text_20_body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2T22:50:37.948929478</meta:creation-date>
    <dc:date>2025-10-03T00:10:39.941930811</dc:date>
    <meta:editing-duration>PT45M47S</meta:editing-duration>
    <meta:editing-cycles>1</meta:editing-cycles>
    <meta:document-statistic meta:table-count="19" meta:image-count="0" meta:object-count="0" meta:page-count="10" meta:paragraph-count="451" meta:word-count="2860" meta:character-count="17732" meta:non-whitespace-character-count="15323"/>
    <meta:generator>LibreOffice/24.2.7.2$Linux_X86_64 LibreOffice_project/420$Build-2</meta:generator>
  </office:meta>
</office:document-meta>
</file>